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 PL KaitiM GB" svg:font-family="'AR PL KaitiM GB'" style:font-family-generic="system" style:font-pitch="variable"/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Bold Oblique" style:font-family-generic="swiss" style:font-pitch="variable"/>
    <style:font-face style:name="Bitstream Vera Sans2" svg:font-family="'Bitstream Vera Sans'" style:font-adornments="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4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Gothic" svg:font-family="'MS Gothic'" style:font-pitch="variable"/>
    <style:font-face style:name="MS Gothic1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pitch="variable"/>
    <style:font-face style:name="OpenSymbol1" svg:font-family="OpenSymbol" style:font-pitch="variable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Italique" style:font-family-generic="roman" style:font-pitch="variable"/>
    <style:font-face style:name="Times New Roman3" svg:font-family="'Times New Roman'" style:font-adornments="Regular" style:font-family-generic="roman" style:font-pitch="variable"/>
  </office:font-face-decls>
  <office:automatic-styles>
    <style:style style:name="P1" style:family="paragraph" style:parent-style-name="_5f_Header_20_page_20_paire_20__28_G_29_">
      <style:paragraph-properties fo:text-align="start" style:justify-single-word="false"/>
    </style:style>
    <style:style style:name="P2" style:family="paragraph" style:parent-style-name="_5f_Header_20_page_20_paire_20__28_G_29_">
      <style:paragraph-properties fo:text-align="start" style:justify-single-word="false"/>
      <style:text-properties officeooo:paragraph-rsid="0178baa2"/>
    </style:style>
    <style:style style:name="P3" style:family="paragraph" style:parent-style-name="_5f_Paragraphe_20_livret_20_">
      <style:paragraph-properties fo:text-align="start" style:justify-single-word="false"/>
      <style:text-properties officeooo:paragraph-rsid="0123c506"/>
    </style:style>
    <style:style style:name="P4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5" style:family="paragraph" style:parent-style-name="Standard">
      <style:text-properties officeooo:paragraph-rsid="016e1dad"/>
    </style:style>
    <style:style style:name="P6" style:family="paragraph" style:parent-style-name="_5f_Paragraphe_20_livret_20_">
      <style:text-properties officeooo:paragraph-rsid="016e1dad"/>
    </style:style>
    <style:style style:name="P7" style:family="paragraph" style:parent-style-name="FILET_5f_POINTILLES">
      <style:text-properties officeooo:paragraph-rsid="016e1dad"/>
    </style:style>
    <style:style style:name="P8" style:family="paragraph" style:parent-style-name="Standard">
      <style:paragraph-properties fo:margin-left="0cm" fo:margin-right="0cm" fo:margin-top="0cm" fo:margin-bottom="0.199cm" style:contextual-spacing="false" fo:text-indent="0cm" style:auto-text-indent="false"/>
      <style:text-properties officeooo:rsid="00120b97" officeooo:paragraph-rsid="0123c506"/>
    </style:style>
    <style:style style:name="P9" style:family="paragraph" style:parent-style-name="FILET_5f_POINTILLES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cccccc" loext:opacity="100%" officeooo:rsid="0116a723" officeooo:paragraph-rsid="016d7091"/>
    </style:style>
    <style:style style:name="P10" style:family="paragraph" style:parent-style-name="FILET_5f_POINTILLES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cccccc" loext:opacity="100%" officeooo:rsid="0116a723" officeooo:paragraph-rsid="016db211"/>
    </style:style>
    <style:style style:name="P11" style:family="paragraph" style:parent-style-name="FILET_5f_POINTILLES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cccccc" loext:opacity="100%" officeooo:rsid="0116a723" officeooo:paragraph-rsid="016e1dad"/>
    </style:style>
    <style:style style:name="P12" style:family="paragraph" style:parent-style-name="FILET_5f_POINTILLES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cccccc" loext:opacity="100%" officeooo:rsid="0116a723" officeooo:paragraph-rsid="017175b7"/>
    </style:style>
    <style:style style:name="P13" style:family="paragraph" style:parent-style-name="FILET_5f_POINTILLES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cccccc" loext:opacity="100%" officeooo:rsid="0116a723" officeooo:paragraph-rsid="017a87ae"/>
    </style:style>
    <style:style style:name="P14" style:family="paragraph" style:parent-style-name="_5f_Paragraphe_20_livret_20_">
      <style:text-properties fo:color="#cccccc" loext:opacity="100%" officeooo:rsid="0116a723"/>
    </style:style>
    <style:style style:name="P15" style:family="paragraph" style:parent-style-name="FILET_5f_POINTILLES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cccccc" loext:opacity="100%" fo:font-style="normal" officeooo:rsid="0116a723" officeooo:paragraph-rsid="016cbb17" style:font-style-asian="normal" style:font-style-complex="normal"/>
    </style:style>
    <style:style style:name="P16" style:family="paragraph" style:parent-style-name="Table_20_Contents">
      <style:text-properties style:font-name="Bitstream Vera Sans4" fo:font-size="10pt" officeooo:paragraph-rsid="0123c506"/>
    </style:style>
    <style:style style:name="P17" style:family="paragraph" style:parent-style-name="_5f_Paragraphe_20_livret_20_réponse_20_pointillé">
      <style:text-properties officeooo:paragraph-rsid="016db211"/>
    </style:style>
    <style:style style:name="P18" style:family="paragraph" style:parent-style-name="FILET_5f_POINTILLES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officeooo:paragraph-rsid="016db211"/>
    </style:style>
    <style:style style:name="P19" style:family="paragraph" style:parent-style-name="FILET_5f_POINTILLES" style:list-style-name="_5f_Numérotation_20_des_20_exercices_20_livrets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cccccc" loext:opacity="100%" officeooo:rsid="0116a723" officeooo:paragraph-rsid="016d7091"/>
    </style:style>
    <style:style style:name="P20" style:family="paragraph" style:parent-style-name="Standard" style:list-style-name="Num_5f_Exo">
      <style:paragraph-properties fo:margin-top="0.101cm" fo:margin-bottom="0cm" style:contextual-spacing="false"/>
      <style:text-properties officeooo:paragraph-rsid="0123c506"/>
    </style:style>
    <style:style style:name="P21" style:family="paragraph" style:parent-style-name="Standard" style:list-style-name="liste_5f_abc">
      <style:paragraph-properties fo:margin-top="0cm" fo:margin-bottom="0.199cm" style:contextual-spacing="false"/>
      <style:text-properties officeooo:rsid="00120b97" officeooo:paragraph-rsid="0123c506"/>
    </style:style>
    <style:style style:name="P22" style:family="paragraph" style:parent-style-name="_5f_Footer_20_page_20_paire_20__28_G_29_">
      <style:text-properties officeooo:paragraph-rsid="02cdb06c"/>
    </style:style>
    <style:style style:name="P23" style:family="paragraph" style:parent-style-name="_5f_Footer_20_page_20_paire_20__28_G_29_"/>
    <style:style style:name="P24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4" fo:font-size="11pt" fo:font-style="normal" fo:font-weight="bold" officeooo:rsid="01f05ba6" officeooo:paragraph-rsid="02f108f7" fo:background-color="transparent" style:font-size-asian="11pt" style:font-style-asian="normal" style:font-weight-asian="bold" style:font-size-complex="11pt" style:font-style-complex="normal" style:font-weight-complex="normal"/>
    </style:style>
    <style:style style:name="P25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4" fo:font-size="11pt" fo:font-style="normal" fo:font-weight="bold" officeooo:rsid="01f05ba6" officeooo:paragraph-rsid="0178baa2" fo:background-color="transparent" style:font-size-asian="11pt" style:font-style-asian="normal" style:font-weight-asian="bold" style:font-size-complex="11pt" style:font-style-complex="normal" style:font-weight-complex="normal"/>
    </style:style>
    <style:style style:name="P26" style:family="paragraph" style:parent-style-name="_5f_Paragraphe_20_énoncé_20_après_20_numéro_20_question">
      <style:text-properties officeooo:rsid="016e1dad"/>
    </style:style>
    <style:style style:name="P27" style:family="paragraph" style:parent-style-name="_5f_Paragraphe_20_énoncé_20_après_20_numéro_20_question" style:list-style-name="_5f_Numérotation_20_des_20_exercices_20_livrets">
      <style:text-properties officeooo:paragraph-rsid="016e1dad"/>
    </style:style>
    <style:style style:name="P28" style:family="paragraph" style:parent-style-name="_5f_Paragraphe_20_énoncé_20_après_20_numéro_20_question" style:list-style-name="_5f_Numérotation_20_des_20_exercices_20_livrets">
      <style:text-properties officeooo:paragraph-rsid="016d7091"/>
    </style:style>
    <style:style style:name="P29" style:family="paragraph" style:parent-style-name="_5f_Paragraphe_20_énoncé_20_après_20_numéro_20_question" style:list-style-name="_5f_Numérotation_20_des_20_exercices_20_livrets">
      <style:text-properties officeooo:paragraph-rsid="017658e1"/>
    </style:style>
    <style:style style:name="P30" style:family="paragraph" style:parent-style-name="_5f_Titre_20_d_27_exercices_20_livret_20_sans_20_titre_20_avec_20_num_20_exo" style:list-style-name="_5f_Numérotation_20_des_20_exercices_20_livrets" style:master-page-name="_5f_Fiche_20_éditeur_20_page_20_paire_20__28_G_29_">
      <style:paragraph-properties style:page-number="auto"/>
    </style:style>
    <style:style style:name="P31" style:family="paragraph" style:parent-style-name="_5f_Titre_20_d_27_exercices_20_livret_20_sans_20_titre_20_avec_20_num_20_exo" style:list-style-name="_5f_Numérotation_20_des_20_exercices_20_livrets">
      <style:text-properties style:use-window-font-color="true" loext:opacity="0%" officeooo:rsid="012e2781" officeooo:paragraph-rsid="01800890"/>
    </style:style>
    <style:style style:name="P32" style:family="paragraph" style:parent-style-name="_5f_Titre_20_d_27_exercices_20_livret_20_sans_20_titre_20_avec_20_num_20_exo">
      <style:text-properties officeooo:paragraph-rsid="016e1dad"/>
    </style:style>
    <style:style style:name="P33" style:family="paragraph">
      <loext:graphic-properties draw:fill-color="#2a6099"/>
      <style:paragraph-properties fo:text-align="center"/>
    </style:style>
    <style:style style:name="P34" style:family="paragraph">
      <loext:graphic-properties draw:fill="solid" draw:fill-color="#b3b3b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loext:graphic-properties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style:paragraph-properties fo:margin-left="0cm" fo:margin-right="0cm" fo:margin-top="0cm" fo:margin-bottom="0cm" fo:line-height="100%" fo:text-indent="0cm"/>
    </style:style>
    <style:style style:name="P37" style:family="paragraph">
      <loext:graphic-properties draw:fill="none" draw:fill-color="#b3b3b3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" fo:font-size="8pt" fo:font-style="normal" fo:text-shadow="none" style:text-underline-style="none" fo:font-weight="normal" style:letter-kerning="true" style:font-name-asian="Lucida Sans Unicode1" style:font-size-asian="8pt" style:font-style-asian="normal" style:font-weight-asian="normal" style:font-name-complex="Tahoma2" style:font-size-complex="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loext:graphic-properties draw:fill="solid" draw:fill-color="#ecf191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Bitstream Vera Sans4" fo:font-size="10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Arial Unicode MS" style:font-size-asian="24pt" style:language-asian="zh" style:country-asian="CN" style:font-style-asian="normal" style:font-weight-asian="normal" style:font-name-complex="Tahoma1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0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Bitstream Vera Sans" fo:font-size="7pt" fo:font-style="normal" fo:text-shadow="none" style:text-underline-style="none" fo:font-weight="normal" style:letter-kerning="true" style:font-name-asian="Lucida Sans Unicode" style:font-size-asian="7pt" style:font-style-asian="normal" style:font-weight-asian="normal" style:font-name-complex="Tahoma1" style:font-size-complex="7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style:paragraph-properties fo:text-align="center"/>
    </style:style>
    <style:style style:name="P43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Bitstream Vera Sans" fo:font-size="16pt" fo:font-weight="bold" style:font-size-asian="16pt" style:font-weight-asian="bold" style:font-size-complex="16pt" style:font-weight-complex="bold"/>
    </style:style>
    <style:style style:name="P44" style:family="paragraph">
      <loext:graphic-properties draw:fill="solid" draw:fill-color="#7fb241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loext:graphic-properties draw:fill="solid" draw:fill-color="#a9ce7b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4" fo:font-size="10pt" fo:font-style="normal" fo:text-shadow="none" style:text-underline-style="none" fo:font-weight="bold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loext:graphic-properties draw:fill="solid" draw:fill-color="#ead680" style:repeat="repeat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4" fo:font-size="10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loext:graphic-properties draw:fill="solid" draw:fill-color="#ead680" draw:opacity="100%" style:repeat="repeat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4" fo:font-size="10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loext:graphic-properties draw:fill="solid" draw:fill-color="#ffe6b3" draw:opacity="100%" style:repeat="repeat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4" fo:font-size="10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5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78baa2"/>
    </style:style>
    <style:style style:name="T2" style:family="text">
      <style:text-properties officeooo:rsid="0120c91e"/>
    </style:style>
    <style:style style:name="T3" style:family="text">
      <style:text-properties style:text-position="0% 100%" style:font-name-asian="OpenSymbol1" style:font-style-asian="normal" style:font-name-complex="OpenSymbol1" style:font-style-complex="normal"/>
    </style:style>
    <style:style style:name="T4" style:family="text">
      <style:text-properties fo:color="#cccccc" loext:opacity="100%"/>
    </style:style>
    <style:style style:name="T5" style:family="text">
      <style:text-properties fo:color="#cccccc" loext:opacity="100%" officeooo:rsid="0116a723"/>
    </style:style>
    <style:style style:name="T6" style:family="text">
      <style:text-properties fo:color="#cccccc" loext:opacity="100%" style:text-position="0% 100%" officeooo:rsid="0116a723" style:font-name-asian="OpenSymbol1" style:font-style-asian="normal" style:font-name-complex="OpenSymbol1" style:font-style-complex="normal"/>
    </style:style>
    <style:style style:name="T7" style:family="text">
      <style:text-properties style:font-name="Times New Roman" fo:font-size="13pt" fo:font-style="italic" officeooo:rsid="01227425" style:font-size-asian="13pt" style:font-style-asian="italic" style:font-size-complex="13pt" style:font-style-complex="italic"/>
    </style:style>
    <style:style style:name="T8" style:family="text">
      <style:text-properties style:font-name="Times New Roman" fo:font-size="13pt" fo:font-style="italic" officeooo:rsid="01227425" style:font-size-asian="12.3999996185303pt" style:font-style-asian="italic" style:font-size-complex="14.1499996185303pt" style:font-style-complex="italic"/>
    </style:style>
    <style:style style:name="T9" style:family="text">
      <style:text-properties officeooo:rsid="01227425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1227425" style:font-style-asian="normal" style:font-style-complex="normal"/>
    </style:style>
    <style:style style:name="T12" style:family="text">
      <style:text-properties style:font-name="OpenSymbol1"/>
    </style:style>
    <style:style style:name="T13" style:family="text">
      <style:text-properties style:font-name="OpenSymbol1" fo:font-size="10pt"/>
    </style:style>
    <style:style style:name="T14" style:family="text">
      <style:text-properties officeooo:rsid="0123c506"/>
    </style:style>
    <style:style style:name="T15" style:family="text">
      <style:text-properties officeooo:rsid="0019651a" style:font-name-asian="OpenSymbol" style:font-name-complex="OpenSymbol"/>
    </style:style>
    <style:style style:name="T16" style:family="text">
      <style:text-properties officeooo:rsid="012f769c"/>
    </style:style>
    <style:style style:name="T17" style:family="text">
      <style:text-properties officeooo:rsid="016cbb17"/>
    </style:style>
    <style:style style:name="T18" style:family="text">
      <style:text-properties style:font-name="Bitstream Vera Sans4" fo:font-size="10pt"/>
    </style:style>
    <style:style style:name="T19" style:family="text">
      <style:text-properties style:font-name="Bitstream Vera Sans4" fo:font-size="10pt" officeooo:rsid="016e1dad"/>
    </style:style>
    <style:style style:name="T20" style:family="text">
      <style:text-properties officeooo:rsid="017658e1"/>
    </style:style>
    <style:style style:name="T21" style:family="text">
      <style:text-properties officeooo:rsid="01274114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8pt" fo:font-style="normal" fo:text-shadow="none" style:text-underline-style="none" fo:font-weight="normal" style:letter-kerning="true" style:font-name-asian="Lucida Sans Unicode1" style:font-size-asian="8pt" style:font-style-asian="normal" style:font-weight-asian="normal" style:font-name-complex="Tahoma2" style:font-size-complex="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font-name="Bitstream Vera Sans" fo:font-size="7pt" fo:font-style="normal" fo:text-shadow="none" style:text-underline-style="none" fo:font-weight="normal" style:letter-kerning="true" style:font-name-asian="Lucida Sans Unicode" style:font-size-asian="7pt" style:font-style-asian="normal" style:font-weight-asian="normal" style:font-name-complex="Tahoma1" style:font-size-complex="7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ffffff" loext:opacity="100%" style:font-name="Bitstream Vera Sans" fo:font-size="16pt" fo:font-weight="bold" style:font-size-asian="16pt" style:font-weight-asian="bold" style:font-size-complex="16pt" style:font-weight-complex="bold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4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Sect1" style:family="section">
      <style:section-properties text:dont-balance-text-columns="false" style:editable="false">
        <style:columns fo:column-count="1" fo:column-gap="0cm">
          <style:column-sep style:width="0.009cm" style:color="#0000ff" style:height="100%" style:style="solid"/>
        </style:columns>
      </style:section-properties>
    </style:style>
    <style:style style:name="Sect2" style:family="section">
      <style:section-properties text:dont-balance-text-columns="false" style:editable="false">
        <style:columns fo:column-count="2">
          <style:column style:rel-width="2546*" fo:start-indent="0cm" fo:end-indent="0.273cm"/>
          <style:column style:rel-width="2557*" fo:start-indent="0.273cm" fo:end-indent="0cm"/>
        </style:columns>
      </style:section-properties>
    </style:style>
    <style:style style:name="gr1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svg:stroke-width="0.06cm" svg:stroke-color="#1ca2b8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tyle:run-through="foreground"/>
    </style:style>
    <style:style style:name="gr5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solid" draw:fill-color="#b3b3b3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" style:family="graphic">
      <style:graphic-properties draw:stroke="solid" draw:stroke-dash="Dashed_20__28_var_29__20_7390" svg:stroke-width="0.041cm" svg:stroke-color="#d3802c" draw:marker-start="" draw:marker-start-width="0.12cm" draw:marker-start-center="false" draw:marker-end="" draw:marker-end-width="0.12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5cm" fo:padding-bottom="0.005cm" fo:padding-left="0.005cm" fo:padding-right="0.00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7" style:family="graphic">
      <style:graphic-properties draw:stroke="solid" draw:stroke-dash="Dashed_20__28_var_29__20_7391" svg:stroke-width="0.041cm" svg:stroke-color="#d3802c" draw:marker-start="" draw:marker-start-width="0.12cm" draw:marker-start-center="false" draw:marker-end="" draw:marker-end-width="0.12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5cm" fo:padding-bottom="0.005cm" fo:padding-left="0.005cm" fo:padding-right="0.00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" style:family="graphic">
      <style:graphic-properties draw:stroke="solid" draw:stroke-dash="Dashed_20__28_var_29__20_7392" svg:stroke-width="0.041cm" svg:stroke-color="#d3802c" draw:marker-start="" draw:marker-start-width="0.12cm" draw:marker-start-center="false" draw:marker-end="" draw:marker-end-width="0.12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5cm" fo:padding-bottom="0.005cm" fo:padding-left="0.005cm" fo:padding-right="0.00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" style:family="graphic">
      <style:graphic-properties draw:stroke="solid" draw:stroke-dash="Dashed_20__28_var_29__20_7393" svg:stroke-width="0.041cm" svg:stroke-color="#d3802c" draw:marker-start="" draw:marker-start-width="0.12cm" draw:marker-start-center="false" draw:marker-end="" draw:marker-end-width="0.12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5cm" fo:padding-bottom="0.005cm" fo:padding-left="0.005cm" fo:padding-right="0.00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" style:family="graphic">
      <style:graphic-properties draw:stroke="solid" draw:stroke-dash="Dashed_20__28_var_29__20_7394" svg:stroke-width="0.041cm" svg:stroke-color="#d3802c" draw:marker-start="" draw:marker-start-width="0.12cm" draw:marker-start-center="false" draw:marker-end="" draw:marker-end-width="0.12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5cm" fo:padding-bottom="0.005cm" fo:padding-left="0.005cm" fo:padding-right="0.00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" style:family="graphic">
      <style:graphic-properties draw:stroke="solid" draw:stroke-dash="Dashed_20__28_var_29__20_7395" svg:stroke-width="0.041cm" svg:stroke-color="#d3802c" draw:marker-start="" draw:marker-start-width="0.12cm" draw:marker-start-center="false" draw:marker-end="" draw:marker-end-width="0.12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5cm" fo:padding-bottom="0.005cm" fo:padding-left="0.005cm" fo:padding-right="0.00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" style:family="graphic">
      <style:graphic-properties draw:stroke="solid" draw:stroke-dash="Dashed_20__28_var_29__20_7396" svg:stroke-width="0.041cm" svg:stroke-color="#d3802c" draw:marker-start="" draw:marker-start-width="0.12cm" draw:marker-start-center="false" draw:marker-end="" draw:marker-end-width="0.12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5cm" fo:padding-bottom="0.005cm" fo:padding-left="0.005cm" fo:padding-right="0.00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" style:family="graphic">
      <style:graphic-properties draw:stroke="solid" draw:stroke-dash="Dashed_20__28_var_29__20_7397" svg:stroke-width="0.041cm" svg:stroke-color="#d3802c" draw:marker-start="" draw:marker-start-width="0.12cm" draw:marker-start-center="false" draw:marker-end="" draw:marker-end-width="0.12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5cm" fo:padding-bottom="0.005cm" fo:padding-left="0.005cm" fo:padding-right="0.00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" style:family="graphic">
      <style:graphic-properties draw:stroke="solid" draw:stroke-dash="Dashed_20__28_var_29__20_7398" svg:stroke-width="0.041cm" svg:stroke-color="#d3802c" draw:marker-start="" draw:marker-start-width="0.12cm" draw:marker-start-center="false" draw:marker-end="" draw:marker-end-width="0.12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5cm" fo:padding-bottom="0.005cm" fo:padding-left="0.005cm" fo:padding-right="0.005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" style:family="graphic">
      <style:graphic-properties draw:stroke="dash" draw:stroke-dash="Dashed_20__28_var_29__20_7399" svg:stroke-width="0.041cm" svg:stroke-color="#d3802c" draw:marker-start="" draw:marker-start-width="0.12cm" draw:marker-start-center="false" draw:marker-end="" draw:marker-end-width="0.12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" style:family="graphic">
      <style:graphic-properties draw:stroke="dash" draw:stroke-dash="Dashed_20__28_var_29__20_7400" svg:stroke-width="0.041cm" svg:stroke-color="#d3802c" draw:marker-start="" draw:marker-start-width="0.12cm" draw:marker-start-center="false" draw:marker-end="" draw:marker-end-width="0.12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7" style:family="graphic">
      <style:graphic-properties draw:stroke="dash" draw:stroke-dash="Dashed_20__28_var_29__20_7401" svg:stroke-width="0.041cm" svg:stroke-color="#d3802c" draw:marker-start="" draw:marker-start-width="0.12cm" draw:marker-start-center="false" draw:marker-end="" draw:marker-end-width="0.12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8" style:family="graphic">
      <style:graphic-properties draw:stroke="dash" draw:stroke-dash="Dashed_20__28_var_29__20_7402" svg:stroke-width="0.041cm" svg:stroke-color="#d3802c" draw:marker-start="" draw:marker-start-width="0.12cm" draw:marker-start-center="false" draw:marker-end="" draw:marker-end-width="0.12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9" style:family="graphic">
      <style:graphic-properties draw:stroke="dash" draw:stroke-dash="Dashed_20__28_var_29__20_7403" svg:stroke-width="0.041cm" svg:stroke-color="#d3802c" draw:marker-start="" draw:marker-start-width="0.12cm" draw:marker-start-center="false" draw:marker-end="" draw:marker-end-width="0.12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0" style:family="graphic">
      <style:graphic-properties draw:stroke="dash" draw:stroke-dash="Dashed_20__28_var_29__20_7404" svg:stroke-width="0.041cm" svg:stroke-color="#d3802c" draw:marker-start="" draw:marker-start-width="0.12cm" draw:marker-start-center="false" draw:marker-end="" draw:marker-end-width="0.12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1" style:family="graphic">
      <style:graphic-properties draw:stroke="dash" draw:stroke-dash="Dashed_20__28_var_29__20_7405" svg:stroke-width="0.041cm" svg:stroke-color="#d3802c" draw:marker-start="" draw:marker-start-width="0.12cm" draw:marker-start-center="false" draw:marker-end="" draw:marker-end-width="0.12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2" style:family="graphic">
      <style:graphic-properties draw:stroke="dash" draw:stroke-dash="Dashed_20__28_var_29__20_7406" svg:stroke-width="0.041cm" svg:stroke-color="#d3802c" draw:marker-start="" draw:marker-start-width="0.12cm" draw:marker-start-center="false" draw:marker-end="" draw:marker-end-width="0.12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3" style:family="graphic">
      <style:graphic-properties draw:stroke="dash" draw:stroke-dash="Dashed_20__28_var_29__20_7407" svg:stroke-width="0.041cm" svg:stroke-color="#d3802c" draw:marker-start="" draw:marker-start-width="0.12cm" draw:marker-start-center="false" draw:marker-end="" draw:marker-end-width="0.12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4" style:family="graphic">
      <style:graphic-properties draw:stroke="dash" draw:stroke-dash="Dashed_20__28_var_29__20_7408" svg:stroke-width="0.041cm" svg:stroke-color="#d3802c" draw:marker-start="" draw:marker-start-width="0.12cm" draw:marker-start-center="false" draw:marker-end="" draw:marker-end-width="0.12cm" draw:marker-end-center="false" svg:stroke-opacity="100%" draw:stroke-linejoin="round" draw:fill="solid" draw:fill-color="#b3b3b3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11cm" fo:padding-bottom="0.011cm" fo:padding-left="0.011cm" fo:padding-right="0.011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5" style:family="graphic">
      <style:graphic-properties draw:stroke="none" svg:stroke-width="0.041cm" svg:stroke-color="#ff660d" draw:marker-start="" draw:marker-start-width="0.12cm" draw:marker-start-center="false" draw:marker-end="" draw:marker-end-width="0.12cm" draw:marker-end-center="false" draw:fill="none" draw:fill-color="#b3b3b3" draw:textarea-horizontal-align="left" draw:auto-grow-height="true" draw:auto-grow-width="true" fo:min-height="0.594cm" fo:min-width="1.63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6" style:family="graphic">
      <style:graphic-properties draw:stroke="solid" svg:stroke-width="0.03cm" svg:stroke-color="#000000" draw:marker-start="" draw:marker-start-width="0.31cm" draw:marker-start-center="false" draw:marker-end="" draw:marker-end-width="0.31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7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8" style:family="graphic">
      <style:graphic-properties draw:stroke="solid" draw:stroke-dash="Dashed_20__28_var_29__20_7542" svg:stroke-width="0.019cm" svg:stroke-color="#000000" draw:marker-start-width="0.482cm" draw:marker-start-center="false" draw:marker-end-width="0.482cm" draw:marker-end-center="false" svg:stroke-opacity="100%" draw:stroke-linejoin="round" draw:fill="solid" draw:fill-color="#ecf191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9" style:family="graphic">
      <style:graphic-properties draw:stroke="solid" draw:stroke-dash="Dashed_20__28_var_29__20_7543" svg:stroke-width="0.019cm" svg:stroke-color="#000000" draw:marker-start-width="0.483cm" draw:marker-start-center="false" draw:marker-end-width="0.483cm" draw:marker-end-center="false" svg:stroke-opacity="100%" draw:stroke-linejoin="round" draw:fill="solid" draw:fill-color="#ecf191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0" style:family="graphic">
      <style:graphic-properties draw:stroke="solid" svg:stroke-width="0.019cm" svg:stroke-color="#000000" draw:marker-start-width="0.229cm" draw:marker-start-center="false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31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justify" draw:auto-grow-height="true" draw:auto-grow-width="true" fo:min-height="0.309cm" fo:min-width="0.654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32" style:family="graphic">
      <style:graphic-properties draw:stroke="solid" svg:stroke-width="0.019cm" svg:stroke-color="#b3b3b3" draw:marker-start-width="0.3cm" draw:marker-start-center="false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33" style:family="graphic">
      <style:graphic-properties draw:stroke="none" svg:stroke-width="0.019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34" style:family="graphic">
      <style:graphic-properties draw:stroke="solid" svg:stroke-width="0.03cm" svg:stroke-color="#000000" draw:marker-start-width="0.295cm" draw:marker-start-center="false" draw:marker-end-width="0.29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5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6" style:family="graphic">
      <style:graphic-properties draw:stroke="none" svg:stroke-color="#000000" draw:fill="none" draw:fill-color="#ffffff" fo:min-height="0.8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7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8" style:family="graphic">
      <style:graphic-properties draw:stroke="none" svg:stroke-color="#000000" draw:fill="none" draw:fill-color="#ffffff" fo:min-height="0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9" style:family="graphic">
      <style:graphic-properties draw:stroke="none" svg:stroke-width="0.019cm" svg:stroke-color="#000000" draw:marker-start-width="0.199cm" draw:marker-start-center="false" draw:marker-end-width="0.199cm" draw:marker-end-center="false" draw:fill="none" draw:fill-color="#ffffff" draw:textarea-horizontal-align="justify" fo:min-height="0.4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0" style:family="graphic">
      <style:graphic-properties draw:stroke="solid" svg:stroke-width="0.06cm" svg:stroke-color="#7fb241" draw:marker-start-width="0.356cm" draw:marker-start-center="false" draw:marker-end-width="0.356cm" draw:marker-end-center="false" draw:fill="solid" draw:fill-color="#a9ce7b" draw:textarea-horizontal-align="center" draw:textarea-vertical-align="middle" fo:padding-top="0.028cm" fo:padding-bottom="0.028cm" fo:padding-left="0.028cm" fo:padding-right="0.028cm" draw:shadow="hidden" draw:shadow-offset-x="0.3cm" draw:shadow-offset-y="0.3cm" draw:shadow-color="#808080" style:run-through="foreground"/>
    </style:style>
    <style:style style:name="gr41" style:family="graphic">
      <style:graphic-properties draw:stroke="none" svg:stroke-width="0.019cm" svg:stroke-color="#000000" draw:marker-start-width="0.199cm" draw:marker-start-center="false" draw:marker-end-width="0.199cm" draw:marker-end-center="false" draw:fill="none" draw:fill-color="#ffffff" draw:textarea-horizontal-align="justify" fo:min-height="0.427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2" style:family="graphic">
      <style:graphic-properties draw:stroke="none" svg:stroke-width="0.019cm" svg:stroke-color="#000000" draw:marker-start-width="0.199cm" draw:marker-start-center="false" draw:marker-end-width="0.199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3" style:family="graphic">
      <style:graphic-properties draw:stroke="none" svg:stroke-width="0.019cm" svg:stroke-color="#000000" draw:marker-start-width="0.199cm" draw:marker-start-center="false" draw:marker-end-width="0.199cm" draw:marker-end-center="false" draw:fill="none" draw:fill-color="#ffffff" draw:textarea-horizontal-align="justify" fo:min-height="0.46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4" style:family="graphic">
      <style:graphic-properties draw:stroke="none" svg:stroke-width="0.019cm" svg:stroke-color="#000000" draw:marker-start-width="0.199cm" draw:marker-start-center="false" draw:marker-end-width="0.199cm" draw:marker-end-center="false" draw:fill="none" draw:fill-color="#ffffff" draw:textarea-horizontal-align="justify" fo:min-height="1.071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5" style:family="graphic">
      <style:graphic-properties draw:stroke="solid" svg:stroke-width="0.041cm" svg:stroke-color="#d3802c" draw:marker-start-width="0.395cm" draw:marker-start-center="false" draw:marker-end-width="0.395cm" draw:marker-end-center="false" draw:fill="none" draw:fill-color="#99cc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46" style:family="graphic">
      <style:graphic-properties draw:stroke="none" draw:stroke-dash="Dashed_20__28_var_29__20_7535" svg:stroke-width="0.019cm" svg:stroke-color="#b3b3b3" draw:marker-start-width="0.342cm" draw:marker-start-center="false" draw:marker-end-width="0.342cm" draw:marker-end-center="false" draw:fill="solid" draw:fill-color="#ead680" style:repeat="repeat" draw:textarea-horizontal-align="justify" draw:textarea-vertical-align="middle" draw:auto-grow-height="false" fo:min-height="3.251cm" fo:min-width="3.016cm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47" style:family="graphic">
      <style:graphic-properties draw:stroke="none" draw:stroke-dash="Dashed_20__28_var_29__20_7536" svg:stroke-width="0.019cm" svg:stroke-color="#b3b3b3" draw:marker-start-width="0.372cm" draw:marker-start-center="false" draw:marker-end-width="0.372cm" draw:marker-end-center="false" draw:fill="solid" draw:fill-color="#ead680" style:repeat="repeat" draw:textarea-horizontal-align="justify" draw:textarea-vertical-align="middle" draw:auto-grow-height="false" fo:min-height="2.08cm" fo:min-width="1.863cm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48" style:family="graphic">
      <style:graphic-properties draw:stroke="none" draw:stroke-dash="Dashed_20__28_var_29__20_7537" svg:stroke-width="0.019cm" svg:stroke-color="#b3b3b3" draw:marker-start-width="0.372cm" draw:marker-start-center="false" draw:marker-end-width="0.372cm" draw:marker-end-center="false" draw:fill="solid" draw:fill-color="#ead680" draw:opacity="100%" style:repeat="repeat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49" style:family="graphic">
      <style:graphic-properties draw:stroke="solid" draw:stroke-dash="Dashed_20__28_var_29__20_7538" svg:stroke-width="0.019cm" svg:stroke-color="#b3b3b3" draw:marker-start-width="0.222cm" draw:marker-start-center="false" draw:marker-end-width="0.222cm" draw:marker-end-center="false" draw:fill="solid" draw:fill-color="#ffe6b3" draw:opacity="100%" style:repeat="repeat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0" style:family="graphic">
      <style:graphic-properties draw:stroke="none" draw:stroke-dash="Dashed_20__28_var_29__20_7539" svg:stroke-width="0.019cm" svg:stroke-color="#b3b3b3" draw:marker-start-width="0.222cm" draw:marker-start-center="false" draw:marker-end-width="0.222cm" draw:marker-end-center="false" draw:fill="solid" draw:fill-color="#ffe6b3" draw:opacity="100%" style:repeat="repeat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1" style:family="graphic">
      <style:graphic-properties draw:stroke="none" draw:stroke-dash="Dashed_20__28_var_29__20_7540" svg:stroke-width="0.019cm" svg:stroke-color="#b3b3b3" draw:marker-start-width="0.222cm" draw:marker-start-center="false" draw:marker-end-width="0.222cm" draw:marker-end-center="false" draw:fill="solid" draw:fill-color="#ffe6b3" draw:opacity="100%" style:repeat="repeat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2" style:family="graphic">
      <style:graphic-properties draw:stroke="none" draw:stroke-dash="Dashed_20__28_var_29__20_7541" svg:stroke-width="0.019cm" svg:stroke-color="#b3b3b3" draw:marker-start-width="0.342cm" draw:marker-start-center="false" draw:marker-end-width="0.342cm" draw:marker-end-center="false" draw:fill="solid" draw:fill-color="#ead680" style:repeat="repeat" draw:textarea-horizontal-align="justify" draw:textarea-vertical-align="middle" draw:auto-grow-height="false" fo:min-height="0.863cm" fo:min-width="0.649cm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3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textarea-horizontal-align="justify" draw:auto-grow-height="true" draw:auto-grow-width="true" fo:min-height="0.332cm" fo:min-width="0.711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54" style:family="graphic">
      <style:graphic-properties draw:stroke="dash" draw:stroke-dash="Fine_20_Dashed" svg:stroke-width="0.041cm" svg:stroke-color="#3399ff" draw:marker-start-width="0.377cm" draw:marker-start-center="false" draw:marker-end-width="0.377cm" draw:marker-end-center="false" draw:fill="solid" draw:fill-color="#99ccff" draw:textarea-horizontal-align="justify" draw:textarea-vertical-align="middle" fo:padding-top="0.145cm" fo:padding-bottom="0.145cm" fo:padding-left="0.27cm" fo:padding-right="0.27cm" draw:shadow="hidden" draw:shadow-offset-x="0.3cm" draw:shadow-offset-y="0.3cm" draw:shadow-color="#808080" style:run-through="foreground"/>
    </style:style>
    <style:style style:name="gr55" style:family="graphic">
      <style:graphic-properties draw:stroke="dash" draw:stroke-dash="Fine_20_Dashed" svg:stroke-width="0.041cm" svg:stroke-color="#3399ff" draw:marker-start-width="0.393cm" draw:marker-start-center="false" draw:marker-end-width="0.393cm" draw:marker-end-center="false" draw:fill="solid" draw:fill-color="#99ccff" draw:textarea-horizontal-align="justify" draw:textarea-vertical-align="middle" fo:padding-top="0.145cm" fo:padding-bottom="0.145cm" fo:padding-left="0.27cm" fo:padding-right="0.27cm" draw:shadow="hidden" draw:shadow-offset-x="0.3cm" draw:shadow-offset-y="0.3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3" draw:z-index="14" draw:name="Shape3_7" draw:style-name="gr1" draw:text-style-name="P33" svg:x1="11.89cm" svg:y1="1.132cm" svg:x2="21.994cm" svg:y2="1.144cm">
        <text:p/>
      </draw:line>
      <draw:line text:anchor-type="page" text:anchor-page-number="2" draw:z-index="13" draw:name="Shape3_5" draw:style-name="gr1" draw:text-style-name="P33" svg:x1="11.993cm" svg:y1="1.221cm" svg:x2="21.994cm" svg:y2="1.145cm">
        <text:p/>
      </draw:line>
      <draw:line text:anchor-type="page" text:anchor-page-number="2" draw:z-index="12" draw:name="Shape3_0" draw:style-name="gr1" draw:text-style-name="P33" svg:x1="18.071cm" svg:y1="1.161cm" svg:x2="21.994cm" svg:y2="1.145cm">
        <text:p/>
      </draw:line>
      <draw:line text:anchor-type="page" text:anchor-page-number="2" draw:z-index="11" draw:name="Shape3_1" draw:style-name="gr2" draw:text-style-name="P33" svg:x1="18.073cm" svg:y1="1.161cm" svg:x2="21.996cm" svg:y2="1.145cm">
        <text:p/>
      </draw:line>
      <draw:line text:anchor-type="page" text:anchor-page-number="2" draw:z-index="10" draw:name="Shape3_4" draw:style-name="gr2" draw:text-style-name="P33" svg:x1="18.073cm" svg:y1="1.161cm" svg:x2="21.996cm" svg:y2="1.145cm">
        <text:p/>
      </draw:line>
      <text:section text:style-name="Sect1" text:name="Section1">
        <text:list xml:id="list2215339126" text:style-name="_5f_Numérotation_20_des_20_exercices_20_livrets">
          <text:list-item>
            <text:h text:style-name="P30" text:outline-level="1"><text:soft-page-break/><text:span text:style-name="T14">S</text:span>achant que AB <text:span text:style-name="T12">=</text:span> 9 cm ; BC <text:span text:style-name="T12">=</text:span> 21 cm ; CD <text:span text:style-name="T12">=</text:span> 11 cm ; DE <text:span text:style-name="T12">=</text:span> 9 cm ; EF <text:span text:style-name="T12">=</text:span> 11 cm ; <text:s/>GH <text:span text:style-name="T12">=</text:span> 7 cm <text:span text:style-name="_5f_BVS"><text:span text:style-name="T15">.</text:span></text:span></text:h>
          </text:list-item>
        </text:list>
        <text:p text:style-name="_5f_Paragraphe_20_livret_20_"><draw:g text:anchor-type="paragraph" draw:z-index="1" draw:name="Shape32" draw:style-name="gr27"><draw:frame draw:style-name="gr39" draw:text-style-name="P45" svg:width="0.78cm" svg:height="0.712cm" svg:x="1.06cm" svg:y="0.685cm"><draw:text-box><text:p text:style-name="P36"><text:span text:style-name="T25">A</text:span></text:p></draw:text-box></draw:frame><draw:polygon draw:style-name="gr40" draw:text-style-name="P46" svg:width="5.344cm" svg:height="3.643cm" svg:x="1.611cm" svg:y="1.219cm" svg:viewBox="0 0 5345 3644" draw:points="1605,0 5345,2007 3388,3644 0,2364"><text:p/></draw:polygon><draw:frame draw:style-name="gr41" draw:text-style-name="P45" svg:width="0.773cm" svg:height="0.678cm" svg:x="2.861cm" svg:y="0.674cm"><draw:text-box><text:p text:style-name="P36"><text:span text:style-name="T25">B</text:span></text:p></draw:text-box></draw:frame><draw:frame draw:style-name="gr42" draw:text-style-name="P45" svg:width="0.454cm" svg:height="0.664cm" svg:x="6.828cm" svg:y="0.741cm"><draw:text-box><text:p text:style-name="P36"><text:span text:style-name="T25">C</text:span></text:p></draw:text-box></draw:frame><draw:frame draw:style-name="gr43" draw:text-style-name="P45" svg:width="0.77cm" svg:height="0.717cm" svg:x="6.805cm" svg:y="2.858cm"><draw:text-box><text:p text:style-name="P36"><text:span text:style-name="T25">D</text:span></text:p></draw:text-box></draw:frame><draw:frame draw:style-name="gr42" draw:text-style-name="P45" svg:width="0.646cm" svg:height="0.664cm" svg:x="6.761cm" svg:y="4.745cm"><draw:text-box><text:p text:style-name="P36"><text:span text:style-name="T25">E</text:span></text:p></draw:text-box></draw:frame><draw:frame draw:style-name="gr44" draw:text-style-name="P45" svg:width="0.528cm" svg:height="1.322cm" svg:x="4.841cm" svg:y="4.738cm"><draw:text-box><text:p text:style-name="P36"><text:span text:style-name="T25">F</text:span></text:p></draw:text-box></draw:frame><draw:frame draw:style-name="gr42" draw:text-style-name="P45" svg:width="0.643cm" svg:height="0.664cm" svg:x="1.088cm" svg:y="4.726cm"><draw:text-box><text:p text:style-name="P36"><text:span text:style-name="T25">G</text:span></text:p></draw:text-box></draw:frame><draw:frame draw:style-name="gr42" draw:text-style-name="P45" svg:width="0.643cm" svg:height="0.664cm" svg:x="0.975cm" svg:y="3.191cm"><draw:text-box><text:p text:style-name="P36"><text:span text:style-name="T25">H</text:span></text:p></draw:text-box></draw:frame><draw:rect draw:style-name="gr45" draw:text-style-name="P47" svg:width="5.354cm" svg:height="3.647cm" svg:x="1.617cm" svg:y="1.221cm"><text:p/></draw:rect></draw:g><text:span text:style-name="_5f_BVS"/></text:p>
        <text:p text:style-name="_5f_Paragraphe_20_livret_20_"><text:span text:style-name="_5f_BVS"/></text:p>
        <text:p text:style-name="_5f_Paragraphe_20_livret_20_"><text:span text:style-name="_5f_BVS"/></text:p>
        <text:p text:style-name="_5f_Paragraphe_20_livret_20_"><text:span text:style-name="_5f_BVS"/></text:p>
        <text:p text:style-name="_5f_Paragraphe_20_livret_20_"><text:span text:style-name="_5f_BVS"/></text:p>
        <text:p text:style-name="_5f_Paragraphe_20_livret_20_"><text:span text:style-name="_5f_BVS"/></text:p>
        <text:p text:style-name="_5f_Paragraphe_20_livret_20_"><text:span text:style-name="_5f_BVS"/></text:p>
        <text:p text:style-name="_5f_Paragraphe_20_livret_20_"><text:span text:style-name="_5f_BVS"/></text:p>
        <text:p text:style-name="_5f_Paragraphe_20_livret_20_"><text:span text:style-name="_5f_BVS"/></text:p>
        <text:p text:style-name="_5f_Paragraphe_20_livret_20_"><text:span text:style-name="_5f_BVS"/></text:p>
        <text:p text:style-name="_5f_Paragraphe_20_livret_20_"><text:span text:style-name="_5f_BVS"/></text:p>
        <text:p text:style-name="_5f_Paragraphe_20_livret_20_"><text:span text:style-name="_5f_BVS"/></text:p>
        <text:p text:style-name="P5">Calcule le périmètre du rectangle ACEG.</text:p>
        <text:p text:style-name="P7"><text:span text:style-name="_5f_pointillés_20_gris"><text:span text:style-name="T6">…………………………………………………………………</text:span></text:span></text:p>
        <text:p text:style-name="P7"><text:span text:style-name="_5f_pointillés_20_gris"><text:span text:style-name="T6">…………………………………………………………………</text:span></text:span></text:p>
        <text:p text:style-name="P7"><text:span text:style-name="_5f_pointillés_20_gris"><text:span text:style-name="T3">.</text:span></text:span><text:span text:style-name="_5f_pointillés_20_gris"><text:span text:style-name="T6">………………………………………………………………</text:span></text:span><text:span text:style-name="_5f_pointillés_20_gris"><text:span text:style-name="T3">..</text:span></text:span></text:p>
        <text:list xml:id="list162404233085230" text:continue-numbering="true" text:style-name="_5f_Numérotation_20_des_20_exercices_20_livrets">
          <text:list-item>
            <text:h text:style-name="_5f_Titre_20_d_27_exercices_20_livret_20_avec_20_num_20_exo" text:outline-level="1"><text:s/><text:span text:style-name="T2">Parcours de santé</text:span></text:h>
            <text:list>
              <text:list-item>
                <text:p text:style-name="P26">Sur le parcours de santé ci-dessous, repasse en vert les petits arcs de cercle de même rayon, et repasse en rouge les grands arcs de cercle de même rayon.</text:p>
              </text:list-item>
            </text:list>
          </text:list-item>
        </text:list>
        <text:p text:style-name="_5f_Paragraphe_20_livret_20_"><draw:g text:anchor-type="char" draw:z-index="9" draw:name="Shape30" draw:style-name="gr3"><draw:g draw:style-name="gr4"><draw:ellipse draw:style-name="gr5" draw:text-style-name="P34" svg:width="0.1cm" svg:height="0.089cm" svg:x="3.205cm" svg:y="-0.025cm"><text:p/></draw:ellipse><draw:ellipse draw:style-name="gr5" draw:text-style-name="P34" svg:width="0.085cm" svg:height="0.091cm" svg:x="4.092cm" svg:y="0.855cm"><text:p/></draw:ellipse><draw:ellipse draw:style-name="gr5" draw:text-style-name="P34" svg:width="0.085cm" svg:height="0.089cm" svg:x="4.092cm" svg:y="-0.025cm"><text:p/></draw:ellipse><draw:ellipse draw:style-name="gr5" draw:text-style-name="P34" svg:width="0.1cm" svg:height="0.091cm" svg:x="3.205cm" svg:y="0.855cm"><text:p/></draw:ellipse><draw:ellipse draw:style-name="gr5" draw:text-style-name="P34" svg:width="0.1cm" svg:height="0.092cm" svg:x="3.205cm" svg:y="1.737cm"><text:p/></draw:ellipse><draw:ellipse draw:style-name="gr5" draw:text-style-name="P34" svg:width="0.085cm" svg:height="0.096cm" svg:x="4.092cm" svg:y="2.617cm"><text:p/></draw:ellipse><draw:ellipse draw:style-name="gr5" draw:text-style-name="P34" svg:width="0.085cm" svg:height="0.092cm" svg:x="4.092cm" svg:y="1.737cm"><text:p/></draw:ellipse><draw:ellipse draw:style-name="gr5" draw:text-style-name="P34" svg:width="0.1cm" svg:height="0.096cm" svg:x="3.205cm" svg:y="2.617cm"><text:p/></draw:ellipse><draw:ellipse draw:style-name="gr5" draw:text-style-name="P34" svg:width="0.1cm" svg:height="0.098cm" svg:x="3.205cm" svg:y="3.496cm"><text:p/></draw:ellipse><draw:ellipse draw:style-name="gr5" draw:text-style-name="P34" svg:width="0.085cm" svg:height="0.091cm" svg:x="4.092cm" svg:y="4.376cm"><text:p/></draw:ellipse><draw:ellipse draw:style-name="gr5" draw:text-style-name="P34" svg:width="0.085cm" svg:height="0.098cm" svg:x="4.092cm" svg:y="3.496cm"><text:p/></draw:ellipse><draw:ellipse draw:style-name="gr5" draw:text-style-name="P34" svg:width="0.1cm" svg:height="0.091cm" svg:x="3.205cm" svg:y="4.376cm"><text:p/></draw:ellipse><draw:ellipse draw:style-name="gr5" draw:text-style-name="P34" svg:width="0.1cm" svg:height="0.089cm" svg:x="3.205cm" svg:y="5.258cm"><text:p/></draw:ellipse><draw:ellipse draw:style-name="gr5" draw:text-style-name="P34" svg:width="0.085cm" svg:height="0.089cm" svg:x="4.092cm" svg:y="5.258cm"><text:p/></draw:ellipse><draw:ellipse draw:style-name="gr5" draw:text-style-name="P34" svg:width="0.1cm" svg:height="0.089cm" svg:x="4.976cm" svg:y="-0.025cm"><text:p/></draw:ellipse><draw:ellipse draw:style-name="gr5" draw:text-style-name="P34" svg:width="0.096cm" svg:height="0.091cm" svg:x="5.863cm" svg:y="0.855cm"><text:p/></draw:ellipse><draw:ellipse draw:style-name="gr5" draw:text-style-name="P34" svg:width="0.096cm" svg:height="0.089cm" svg:x="5.863cm" svg:y="-0.025cm"><text:p/></draw:ellipse><draw:ellipse draw:style-name="gr5" draw:text-style-name="P34" svg:width="0.1cm" svg:height="0.091cm" svg:x="4.976cm" svg:y="0.855cm"><text:p/></draw:ellipse><draw:ellipse draw:style-name="gr5" draw:text-style-name="P34" svg:width="0.1cm" svg:height="0.092cm" svg:x="4.976cm" svg:y="1.737cm"><text:p/></draw:ellipse><draw:circle draw:style-name="gr5" draw:text-style-name="P34" svg:width="0.096cm" svg:height="0.096cm" svg:x="5.863cm" svg:y="2.617cm"><text:p/></draw:circle><draw:ellipse draw:style-name="gr5" draw:text-style-name="P34" svg:width="0.096cm" svg:height="0.092cm" svg:x="5.863cm" svg:y="1.737cm"><text:p/></draw:ellipse><draw:ellipse draw:style-name="gr5" draw:text-style-name="P34" svg:width="0.1cm" svg:height="0.096cm" svg:x="4.976cm" svg:y="2.617cm"><text:p/></draw:ellipse><draw:ellipse draw:style-name="gr5" draw:text-style-name="P34" svg:width="0.1cm" svg:height="0.098cm" svg:x="4.976cm" svg:y="3.496cm"><text:p/></draw:ellipse><draw:ellipse draw:style-name="gr5" draw:text-style-name="P34" svg:width="0.096cm" svg:height="0.091cm" svg:x="5.863cm" svg:y="4.376cm"><text:p/></draw:ellipse><draw:ellipse draw:style-name="gr5" draw:text-style-name="P34" svg:width="0.096cm" svg:height="0.098cm" svg:x="5.863cm" svg:y="3.496cm"><text:p/></draw:ellipse><draw:ellipse draw:style-name="gr5" draw:text-style-name="P34" svg:width="0.1cm" svg:height="0.091cm" svg:x="4.976cm" svg:y="4.376cm"><text:p/></draw:ellipse><draw:ellipse draw:style-name="gr5" draw:text-style-name="P34" svg:width="0.1cm" svg:height="0.089cm" svg:x="4.976cm" svg:y="5.258cm"><text:p/></draw:ellipse><draw:ellipse draw:style-name="gr5" draw:text-style-name="P34" svg:width="0.096cm" svg:height="0.089cm" svg:x="5.863cm" svg:y="5.258cm"><text:p/></draw:ellipse><draw:ellipse draw:style-name="gr5" draw:text-style-name="P34" svg:width="0.101cm" svg:height="0.089cm" svg:x="6.749cm" svg:y="-0.025cm"><text:p/></draw:ellipse><draw:ellipse draw:style-name="gr5" draw:text-style-name="P34" svg:width="0.085cm" svg:height="0.091cm" svg:x="7.636cm" svg:y="0.855cm"><text:p/></draw:ellipse><draw:ellipse draw:style-name="gr5" draw:text-style-name="P34" svg:width="0.085cm" svg:height="0.089cm" svg:x="7.636cm" svg:y="-0.025cm"><text:p/></draw:ellipse><draw:ellipse draw:style-name="gr5" draw:text-style-name="P34" svg:width="0.101cm" svg:height="0.091cm" svg:x="6.749cm" svg:y="0.855cm"><text:p/></draw:ellipse><draw:ellipse draw:style-name="gr5" draw:text-style-name="P34" svg:width="0.101cm" svg:height="0.092cm" svg:x="6.749cm" svg:y="1.737cm"><text:p/></draw:ellipse><draw:ellipse draw:style-name="gr5" draw:text-style-name="P34" svg:width="0.085cm" svg:height="0.096cm" svg:x="7.636cm" svg:y="2.617cm"><text:p/></draw:ellipse><draw:ellipse draw:style-name="gr5" draw:text-style-name="P34" svg:width="0.085cm" svg:height="0.092cm" svg:x="7.636cm" svg:y="1.737cm"><text:p/></draw:ellipse><draw:ellipse draw:style-name="gr5" draw:text-style-name="P34" svg:width="0.101cm" svg:height="0.096cm" svg:x="6.749cm" svg:y="2.617cm"><text:p/></draw:ellipse><draw:ellipse draw:style-name="gr5" draw:text-style-name="P34" svg:width="0.101cm" svg:height="0.098cm" svg:x="6.749cm" svg:y="3.496cm"><text:p/></draw:ellipse><draw:ellipse draw:style-name="gr5" draw:text-style-name="P34" svg:width="0.085cm" svg:height="0.091cm" svg:x="7.636cm" svg:y="4.376cm"><text:p/></draw:ellipse><draw:ellipse draw:style-name="gr5" draw:text-style-name="P34" svg:width="0.085cm" svg:height="0.098cm" svg:x="7.636cm" svg:y="3.496cm"><text:p/></draw:ellipse><draw:ellipse draw:style-name="gr5" draw:text-style-name="P34" svg:width="0.101cm" svg:height="0.091cm" svg:x="6.749cm" svg:y="4.376cm"><text:p/></draw:ellipse><draw:ellipse draw:style-name="gr5" draw:text-style-name="P34" svg:width="0.101cm" svg:height="0.089cm" svg:x="6.749cm" svg:y="5.258cm"><text:p/></draw:ellipse><draw:ellipse draw:style-name="gr5" draw:text-style-name="P34" svg:width="0.085cm" svg:height="0.089cm" svg:x="7.636cm" svg:y="5.258cm"><text:p/></draw:ellipse><draw:circle draw:style-name="gr5" draw:text-style-name="P34" svg:width="0.089cm" svg:height="0.089cm" svg:x="8.519cm" svg:y="-0.025cm"><text:p/></draw:circle><draw:ellipse draw:style-name="gr5" draw:text-style-name="P34" svg:width="0.089cm" svg:height="0.091cm" svg:x="8.519cm" svg:y="0.855cm"><text:p/></draw:ellipse><draw:ellipse draw:style-name="gr5" draw:text-style-name="P34" svg:width="0.089cm" svg:height="0.092cm" svg:x="8.519cm" svg:y="1.737cm"><text:p/></draw:ellipse><draw:ellipse draw:style-name="gr5" draw:text-style-name="P34" svg:width="0.089cm" svg:height="0.096cm" svg:x="8.519cm" svg:y="2.617cm"><text:p/></draw:ellipse><draw:ellipse draw:style-name="gr5" draw:text-style-name="P34" svg:width="0.089cm" svg:height="0.098cm" svg:x="8.519cm" svg:y="3.496cm"><text:p/></draw:ellipse><draw:ellipse draw:style-name="gr5" draw:text-style-name="P34" svg:width="0.089cm" svg:height="0.091cm" svg:x="8.519cm" svg:y="4.376cm"><text:p/></draw:ellipse><draw:circle draw:style-name="gr5" draw:text-style-name="P34" svg:width="0.089cm" svg:height="0.089cm" svg:x="8.519cm" svg:y="5.258cm"><text:p/></draw:circle><draw:circle draw:style-name="gr5" draw:text-style-name="P34" svg:width="0.091cm" svg:height="0.091cm" svg:x="0.552cm" svg:y="0.855cm"><text:p/></draw:circle><draw:ellipse draw:style-name="gr5" draw:text-style-name="P34" svg:width="0.091cm" svg:height="0.089cm" svg:x="0.552cm" svg:y="-0.025cm"><text:p/></draw:ellipse><draw:ellipse draw:style-name="gr5" draw:text-style-name="P34" svg:width="0.091cm" svg:height="0.096cm" svg:x="0.552cm" svg:y="2.617cm"><text:p/></draw:ellipse><draw:ellipse draw:style-name="gr5" draw:text-style-name="P34" svg:width="0.091cm" svg:height="0.092cm" svg:x="0.552cm" svg:y="1.737cm"><text:p/></draw:ellipse><draw:circle draw:style-name="gr5" draw:text-style-name="P34" svg:width="0.091cm" svg:height="0.091cm" svg:x="0.552cm" svg:y="4.376cm"><text:p/></draw:circle><draw:ellipse draw:style-name="gr5" draw:text-style-name="P34" svg:width="0.091cm" svg:height="0.098cm" svg:x="0.552cm" svg:y="3.496cm"><text:p/></draw:ellipse><draw:ellipse draw:style-name="gr5" draw:text-style-name="P34" svg:width="0.091cm" svg:height="0.089cm" svg:x="0.552cm" svg:y="5.258cm"><text:p/></draw:ellipse><draw:circle draw:style-name="gr5" draw:text-style-name="P34" svg:width="0.089cm" svg:height="0.089cm" svg:x="1.437cm" svg:y="-0.025cm"><text:p/></draw:circle><draw:ellipse draw:style-name="gr5" draw:text-style-name="P34" svg:width="0.098cm" svg:height="0.091cm" svg:x="2.321cm" svg:y="0.855cm"><text:p/></draw:ellipse><draw:ellipse draw:style-name="gr5" draw:text-style-name="P34" svg:width="0.098cm" svg:height="0.089cm" svg:x="2.321cm" svg:y="-0.025cm"><text:p/></draw:ellipse><draw:ellipse draw:style-name="gr5" draw:text-style-name="P34" svg:width="0.089cm" svg:height="0.091cm" svg:x="1.437cm" svg:y="0.855cm"><text:p/></draw:ellipse><draw:ellipse draw:style-name="gr5" draw:text-style-name="P34" svg:width="0.089cm" svg:height="0.092cm" svg:x="1.437cm" svg:y="1.737cm"><text:p/></draw:ellipse><draw:ellipse draw:style-name="gr5" draw:text-style-name="P34" svg:width="0.098cm" svg:height="0.096cm" svg:x="2.321cm" svg:y="2.617cm"><text:p/></draw:ellipse><draw:ellipse draw:style-name="gr5" draw:text-style-name="P34" svg:width="0.098cm" svg:height="0.092cm" svg:x="2.321cm" svg:y="1.737cm"><text:p/></draw:ellipse><draw:ellipse draw:style-name="gr5" draw:text-style-name="P34" svg:width="0.089cm" svg:height="0.096cm" svg:x="1.437cm" svg:y="2.617cm"><text:p/></draw:ellipse><draw:ellipse draw:style-name="gr5" draw:text-style-name="P34" svg:width="0.089cm" svg:height="0.098cm" svg:x="1.437cm" svg:y="3.496cm"><text:p/></draw:ellipse><draw:ellipse draw:style-name="gr5" draw:text-style-name="P34" svg:width="0.098cm" svg:height="0.091cm" svg:x="2.321cm" svg:y="4.376cm"><text:p/></draw:ellipse><draw:circle draw:style-name="gr5" draw:text-style-name="P34" svg:width="0.098cm" svg:height="0.098cm" svg:x="2.321cm" svg:y="3.496cm"><text:p/></draw:circle><draw:ellipse draw:style-name="gr5" draw:text-style-name="P34" svg:width="0.089cm" svg:height="0.091cm" svg:x="1.437cm" svg:y="4.376cm"><text:p/></draw:ellipse><draw:circle draw:style-name="gr5" draw:text-style-name="P34" svg:width="0.089cm" svg:height="0.089cm" svg:x="1.437cm" svg:y="5.258cm"><text:p/></draw:circle><draw:ellipse draw:style-name="gr5" draw:text-style-name="P34" svg:width="0.098cm" svg:height="0.089cm" svg:x="2.321cm" svg:y="5.258cm"><text:p/></draw:ellipse></draw:g><draw:ellipse draw:style-name="gr6" draw:text-style-name="P35" svg:width="3.55cm" svg:height="3.532cm" svg:x="0.594cm" svg:y="1.778cm" draw:kind="arc" draw:start-angle="90.3" draw:end-angle="270.39"><text:p/></draw:ellipse><draw:line draw:style-name="gr7" draw:text-style-name="P35" svg:x1="2.379cm" svg:y1="5.303cm" svg:x2="5.021cm" svg:y2="5.303cm"><text:p/></draw:line><draw:ellipse draw:style-name="gr8" draw:text-style-name="P35" svg:width="1.772cm" svg:height="1.763cm" svg:x="4.14cm" svg:y="3.545cm" draw:kind="arc" draw:start-angle="270.2" draw:end-angle="1.65"><text:p/></draw:ellipse><draw:ellipse draw:style-name="gr9" draw:text-style-name="P35" svg:width="1.772cm" svg:height="1.763cm" svg:x="5.911cm" svg:y="3.547cm" draw:kind="arc" draw:start-angle="90.71" draw:end-angle="180.93"><text:p/></draw:ellipse><draw:ellipse draw:style-name="gr10" draw:text-style-name="P35" svg:width="3.546cm" svg:height="3.529cm" svg:x="5.018cm" svg:y="0.012cm" draw:kind="arc" draw:start-angle="269.6" draw:end-angle="89.71"><text:p/></draw:ellipse><draw:line draw:style-name="gr11" draw:text-style-name="P35" svg:x1="6.806cm" svg:y1="0.015cm" svg:x2="5.027cm" svg:y2="0.015cm"><text:p/></draw:line><draw:ellipse draw:style-name="gr12" draw:text-style-name="P35" svg:width="1.773cm" svg:height="1.763cm" svg:x="4.149cm" svg:y="0.016cm" draw:kind="arc" draw:start-angle="90.71" draw:end-angle="180.93"><text:p/></draw:ellipse><draw:ellipse draw:style-name="gr13" draw:text-style-name="P35" svg:width="1.782cm" svg:height="1.766cm" svg:x="2.379cm" svg:y="0.023cm" draw:kind="arc" draw:start-angle="270.2" draw:end-angle="1.65"><text:p/></draw:ellipse><draw:line draw:style-name="gr14" draw:text-style-name="P35" svg:x1="2.365cm" svg:y1="1.771cm" svg:x2="3.262cm" svg:y2="1.771cm"><text:p/></draw:line><draw:g draw:style-name="gr4"><draw:line draw:style-name="gr15" draw:text-style-name="P35" svg:x1="2.365cm" svg:y1="1.771cm" svg:x2="2.376cm" svg:y2="5.298cm"><text:p/></draw:line><draw:line draw:style-name="gr16" draw:text-style-name="P35" svg:x1="0.6cm" svg:y1="3.538cm" svg:x2="2.372cm" svg:y2="3.538cm"><text:p/></draw:line><draw:line draw:style-name="gr17" draw:text-style-name="P35" svg:x1="3.249cm" svg:y1="1.78cm" svg:x2="3.249cm" svg:y2="0.905cm"><text:p/></draw:line><draw:line draw:style-name="gr18" draw:text-style-name="P35" svg:x1="3.274cm" svg:y1="0.905cm" svg:x2="5.039cm" svg:y2="0.905cm"><text:p/></draw:line><draw:line draw:style-name="gr19" draw:text-style-name="P35" svg:x1="5.034cm" svg:y1="0.899cm" svg:x2="5.027cm" svg:y2="0.015cm"><text:p/></draw:line><draw:line draw:style-name="gr20" draw:text-style-name="P35" svg:x1="6.8cm" svg:y1="0.015cm" svg:x2="6.779cm" svg:y2="3.542cm"><text:p/></draw:line><draw:line draw:style-name="gr21" draw:text-style-name="P35" svg:x1="6.792cm" svg:y1="1.771cm" svg:x2="8.564cm" svg:y2="1.771cm"><text:p/></draw:line><draw:line draw:style-name="gr22" draw:text-style-name="P35" svg:x1="6.779cm" svg:y1="3.538cm" svg:x2="6.79cm" svg:y2="4.413cm"><text:p/></draw:line><draw:line draw:style-name="gr23" draw:text-style-name="P35" svg:x1="5.027cm" svg:y1="4.424cm" svg:x2="6.796cm" svg:y2="4.424cm"><text:p/></draw:line><draw:line draw:style-name="gr24" draw:text-style-name="P35" svg:x1="5.027cm" svg:y1="4.424cm" svg:x2="5.027cm" svg:y2="5.308cm"><text:p/></draw:line></draw:g><draw:frame draw:style-name="gr25" draw:text-style-name="P37" svg:width="1.636cm" svg:height="0.595cm" svg:x="1.153cm" svg:y="0.104cm"><draw:text-box><text:p text:style-name="P36"><text:span text:style-name="T22">500 m</text:span></text:p></draw:text-box></draw:frame><draw:line draw:style-name="gr26" draw:text-style-name="P38" svg:x1="1.475cm" svg:y1="0.905cm" svg:x2="2.37cm" svg:y2="0.905cm"><text:p/></draw:line></draw:g></text:p>
        <text:p text:style-name="_5f_Paragraphe_20_livret_20_"/>
        <text:p text:style-name="_5f_Paragraphe_20_livret_20_"/>
        <text:p text:style-name="_5f_Paragraphe_20_livret_20_"/>
        <text:p text:style-name="_5f_Paragraphe_20_livret_20_"/>
        <text:p text:style-name="_5f_Paragraphe_20_livret_20_"/>
        <text:p text:style-name="_5f_Paragraphe_20_livret_20_"/>
        <text:p text:style-name="_5f_Paragraphe_20_livret_20_"/>
        <text:p text:style-name="_5f_Paragraphe_20_livret_20_"/>
        <text:p text:style-name="_5f_Paragraphe_20_livret_20_"/>
        <text:p text:style-name="P14"/>
        <text:list xml:id="list162405381031219" text:continue-numbering="true" text:style-name="_5f_Numérotation_20_des_20_exercices_20_livrets">
          <text:list-item>
            <text:list>
              <text:list-item>
                <text:p text:style-name="P27">Calcule la longueur réelle du parcours de santé ci-dessous, au mètre près</text:p>
              </text:list-item>
            </text:list>
          </text:list-item>
        </text:list>
        <text:p text:style-name="P11">…………………………………………………………………</text:p>
        <text:p text:style-name="P11">…………………………………………………………………</text:p>
        <text:p text:style-name="P11">…………………………………………………………………</text:p>
        <text:p text:style-name="P11">…………………………………………………………………</text:p>
        <text:p text:style-name="P11">…………………………………………………………………</text:p>
        <text:p text:style-name="P11">…………………………………………………………………</text:p>
        <text:p text:style-name="P11">…………………………………………………………………</text:p>
        <text:p text:style-name="P11">…………………………………………………………………</text:p>
        <text:list xml:id="list162405068047516" text:continue-numbering="true" text:style-name="_5f_Numérotation_20_des_20_exercices_20_livrets">
          <text:list-item>
            <text:h text:style-name="_5f_Titre_20_d_27_exercices_20_livret_20_sans_20_titre_20_avec_20_num_20_exo" text:outline-level="1"><text:span text:style-name="T9">On considère un rectangle de largeur </text:span><text:span text:style-name="T7">l</text:span> <text:span text:style-name="T9">et de longueur </text:span><text:span text:style-name="T8">L</text:span><text:span text:style-name="T10"> .</text:span><text:span text:style-name="T11"> On triple sa longueur et on triple sa largeur. Par combien est multiplié le périmètre de ce rectangle ?</text:span></text:h>
          </text:list-item>
        </text:list>
        <text:p text:style-name="P15">…………………………………………………………………</text:p>
        <text:p text:style-name="P15">…………………………………………………………………</text:p>
        <text:p text:style-name="P15">…………………………………………………………………</text:p>
        <text:p text:style-name="P15">…………………………………………………………………</text:p>
        <text:list xml:id="list162404988753328" text:continue-numbering="true" text:style-name="_5f_Numérotation_20_des_20_exercices_20_livrets">
          <text:list-item>
            <text:h text:style-name="P32" text:outline-level="1"><text:span text:style-name="T14">Calcule l</text:span>e périmètre de chaque figure. Donne la valeur exacte et une valeur approchée au dixième près.</text:h>
          </text:list-item>
        </text:list>
        <text:section text:style-name="Sect2" text:name="Section6">
          <text:list xml:id="list4264716643" text:style-name="liste_5f_abc">
            <text:list-item>
              <text:list>
                <text:list-item text:start-value="1">
                  <text:p text:style-name="P21"><draw:g text:anchor-type="paragraph" draw:z-index="8" draw:name="Shape33" draw:style-name="gr27"><draw:path draw:style-name="gr28" draw:text-style-name="P39" svg:width="2.001cm" svg:height="1.033cm" svg:x="1.783cm" svg:y="0.123cm" svg:viewBox="0 0 2002 1034" svg:d="M1334 1001c-222 0-445 0-668 0 0-369 300-667 668-667 369 0 668 298 668 667-223 0-445 0-668 0zM968 967c22 22 44 44 66 66-22-22-44-44-66-66zM968 1034c22-22 44-44 66-67-22 23-44 45-66 67zM968 967c22 22 44 44 66 66-22-22-44-44-66-66zM968 1034c22-22 44-44 66-67-22 23-44 45-66 67zM1302 967c21 22 44 44 66 66-22-22-45-44-66-66zM1302 1034c21-22 44-44 66-67-22 23-45 45-66 67zM1002 1001c-335 0-668 0-1002 0 0-553 448-1001 1002-1001 552 0 1000 448 1000 1001-334 0-668 0-1000 0z"><text:p/></draw:path><draw:path draw:style-name="gr29" draw:text-style-name="P39" svg:width="2.001cm" svg:height="1.032cm" svg:x="0.448cm" svg:y="1.092cm" svg:viewBox="0 0 2002 1033" svg:d="M667 33c223 0 446 0 668 0 0 369-298 667-668 667-368 0-667-298-667-667 222 0 445 0 667 0zM634 0c22 22 44 44 66 67-22-23-44-45-66-67zM634 67c22-23 44-45 66-67-22 22-44 44-66 67zM968 0c22 22 44 44 66 67-22-23-44-45-66-67zM968 67c22-23 44-45 66-67-22 22-44 44-66 67zM1002 33c332 0 666 0 1000 0 0 552-448 1000-1000 1000-554 0-1002-448-1002-1000 334 0 667 0 1002 0z"><text:p/></draw:path><draw:line draw:style-name="gr30" draw:text-style-name="P40" svg:x1="2.784cm" svg:y1="1.787cm" svg:x2="3.116cm" svg:y2="1.787cm"><text:p/></draw:line><draw:frame draw:style-name="gr31" draw:text-style-name="P41" svg:width="0.655cm" svg:height="0.309cm" svg:x="2.623cm" svg:y="1.813cm"><draw:text-box><text:p text:style-name="P36"><text:span text:style-name="T23">2 cm</text:span></text:p></draw:text-box></draw:frame><draw:line draw:style-name="gr32" draw:text-style-name="P40" svg:x1="0.447cm" svg:y1="0.118cm" svg:x2="0.447cm" svg:y2="2.119cm"><text:p/></draw:line><draw:line draw:style-name="gr32" draw:text-style-name="P40" svg:x1="0.781cm" svg:y1="0.118cm" svg:x2="0.781cm" svg:y2="2.119cm"><text:p/></draw:line><draw:line draw:style-name="gr32" draw:text-style-name="P40" svg:x1="1.113cm" svg:y1="0.118cm" svg:x2="1.113cm" svg:y2="2.119cm"><text:p/></draw:line><draw:line draw:style-name="gr32" draw:text-style-name="P40" svg:x1="1.448cm" svg:y1="0.118cm" svg:x2="1.448cm" svg:y2="2.119cm"><text:p/></draw:line><draw:line draw:style-name="gr32" draw:text-style-name="P40" svg:x1="1.78cm" svg:y1="0.118cm" svg:x2="1.78cm" svg:y2="2.119cm"><text:p/></draw:line><draw:line draw:style-name="gr32" draw:text-style-name="P40" svg:x1="2.115cm" svg:y1="0.118cm" svg:x2="2.115cm" svg:y2="2.119cm"><text:p/></draw:line><draw:line draw:style-name="gr32" draw:text-style-name="P40" svg:x1="2.448cm" svg:y1="0.118cm" svg:x2="2.448cm" svg:y2="2.119cm"><text:p/></draw:line><draw:line draw:style-name="gr32" draw:text-style-name="P40" svg:x1="2.783cm" svg:y1="0.118cm" svg:x2="2.783cm" svg:y2="2.119cm"><text:p/></draw:line><draw:line draw:style-name="gr32" draw:text-style-name="P40" svg:x1="3.116cm" svg:y1="0.118cm" svg:x2="3.116cm" svg:y2="2.119cm"><text:p/></draw:line><draw:line draw:style-name="gr32" draw:text-style-name="P40" svg:x1="3.45cm" svg:y1="0.118cm" svg:x2="3.45cm" svg:y2="2.119cm"><text:p/></draw:line><draw:line draw:style-name="gr32" draw:text-style-name="P40" svg:x1="3.782cm" svg:y1="0.118cm" svg:x2="3.782cm" svg:y2="2.119cm"><text:p/></draw:line><draw:line draw:style-name="gr32" draw:text-style-name="P40" svg:x1="0.447cm" svg:y1="0.118cm" svg:x2="3.783cm" svg:y2="0.118cm"><text:p/></draw:line><draw:line draw:style-name="gr32" draw:text-style-name="P40" svg:x1="0.447cm" svg:y1="0.454cm" svg:x2="3.783cm" svg:y2="0.454cm"><text:p/></draw:line><draw:line draw:style-name="gr32" draw:text-style-name="P40" svg:x1="0.447cm" svg:y1="0.788cm" svg:x2="3.783cm" svg:y2="0.788cm"><text:p/></draw:line><draw:line draw:style-name="gr33" draw:text-style-name="P40" svg:x1="0.447cm" svg:y1="1.119cm" svg:x2="3.783cm" svg:y2="1.119cm"><text:p/></draw:line><draw:line draw:style-name="gr32" draw:text-style-name="P40" svg:x1="0.447cm" svg:y1="1.453cm" svg:x2="3.783cm" svg:y2="1.453cm"><text:p/></draw:line><draw:line draw:style-name="gr32" draw:text-style-name="P40" svg:x1="0.447cm" svg:y1="1.787cm" svg:x2="3.783cm" svg:y2="1.787cm"><text:p/></draw:line><draw:line draw:style-name="gr32" draw:text-style-name="P40" svg:x1="0.447cm" svg:y1="2.126cm" svg:x2="3.783cm" svg:y2="2.126cm"><text:p/></draw:line><draw:line draw:style-name="gr34" draw:text-style-name="P38" svg:x1="2.787cm" svg:y1="1.792cm" svg:x2="3.141cm" svg:y2="1.784cm"><text:p/></draw:line></draw:g></text:p>
                </text:list-item>
              </text:list>
            </text:list-item>
          </text:list>
          <text:p text:style-name="P8"/>
          <text:p text:style-name="P8"/>
          <text:p text:style-name="P8"/>
          <text:list xml:id="list162405254679166" text:continue-numbering="true" text:style-name="liste_5f_abc">
            <text:list-item>
              <text:list>
                <text:list-item>
                  <text:p text:style-name="P21"><draw:g text:anchor-type="paragraph" draw:z-index="0" draw:name="Shape34" draw:style-name="gr27"><draw:custom-shape draw:style-name="gr46" draw:text-style-name="P48" svg:width="3.536cm" svg:height="3.523cm" svg:x="0.504cm" svg:y="0.062cm"><text:p/><draw:enhanced-geometry draw:glue-point-type="segments" draw:type="mso-spt100" draw:modifiers="-90 -179.983901158189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47" draw:text-style-name="P48" svg:width="2.382cm" svg:height="2.352cm" svg:x="1.104cm" svg:y="0.067cm"><text:p/><draw:enhanced-geometry draw:mirror-horizontal="false" draw:mirror-vertical="false" draw:glue-point-type="segments" draw:type="mso-spt100" draw:modifiers="0.09748670020681 -89.7432471051647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g draw:style-name="gr4"><draw:polygon draw:style-name="gr48" draw:text-style-name="P49" svg:width="0.584cm" svg:height="0.586cm" svg:x="2.306cm" svg:y="1.218cm" svg:viewBox="0 0 585 587" draw:points="585,0 585,587 0,587 0,0"><text:p/></draw:polygon><draw:line draw:style-name="gr49" draw:text-style-name="P50" svg:x1="0.545cm" svg:y1="1.814cm" svg:x2="2.883cm" svg:y2="1.814cm"><text:p/></draw:line><draw:line draw:style-name="gr50" draw:text-style-name="P50" svg:x1="2.883cm" svg:y1="1.224cm" svg:x2="3.467cm" svg:y2="1.224cm"><text:p/></draw:line><draw:line draw:style-name="gr51" draw:text-style-name="P50" svg:x1="2.3cm" svg:y1="1.226cm" svg:x2="2.3cm" svg:y2="0.053cm"><text:p/></draw:line><draw:custom-shape draw:style-name="gr52" draw:text-style-name="P48" svg:width="1.168cm" svg:height="1.135cm" svg:x="2.3cm" svg:y="0.665cm"><text:p/><draw:enhanced-geometry draw:glue-point-type="segments" draw:type="mso-spt100" draw:modifiers="90.0364245211662 0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g draw:style-name="gr4"><draw:line draw:style-name="gr32" draw:text-style-name="P40" svg:x1="0.537cm" svg:y1="0.06cm" svg:x2="0.537cm" svg:y2="1.82cm"><text:p/></draw:line><draw:line draw:style-name="gr32" draw:text-style-name="P40" svg:x1="1.119cm" svg:y1="0.06cm" svg:x2="1.119cm" svg:y2="1.82cm"><text:p/></draw:line><draw:line draw:style-name="gr32" draw:text-style-name="P40" svg:x1="1.703cm" svg:y1="0.06cm" svg:x2="1.703cm" svg:y2="1.82cm"><text:p/></draw:line><draw:line draw:style-name="gr32" draw:text-style-name="P40" svg:x1="2.868cm" svg:y1="0.06cm" svg:x2="2.868cm" svg:y2="1.82cm"><text:p/></draw:line><draw:line draw:style-name="gr32" draw:text-style-name="P40" svg:x1="3.459cm" svg:y1="0.06cm" svg:x2="3.459cm" svg:y2="1.82cm"><text:p/></draw:line><draw:line draw:style-name="gr32" draw:text-style-name="P40" svg:x1="0.537cm" svg:y1="0.06cm" svg:x2="3.458cm" svg:y2="0.06cm"><text:p/></draw:line><draw:line draw:style-name="gr32" draw:text-style-name="P40" svg:x1="0.537cm" svg:y1="0.647cm" svg:x2="3.458cm" svg:y2="0.647cm"><text:p/></draw:line><draw:line draw:style-name="gr32" draw:text-style-name="P40" svg:x1="0.538cm" svg:y1="1.221cm" svg:x2="2.27cm" svg:y2="1.225cm"><text:p/></draw:line><draw:line draw:style-name="gr32" draw:text-style-name="P40" svg:x1="0.537cm" svg:y1="1.825cm" svg:x2="3.458cm" svg:y2="1.825cm"><text:p/></draw:line></draw:g><draw:frame draw:style-name="gr53" draw:text-style-name="P41" svg:width="0.712cm" svg:height="0.332cm" draw:transform="rotate (1.5707963267949) translate (2.89630555555556cm 1.82209722222222cm)"><draw:text-box><text:p text:style-name="P36"><text:span text:style-name="T23">4 cm</text:span></text:p></draw:text-box></draw:frame><draw:line draw:style-name="gr34" draw:text-style-name="P38" svg:x1="2.876cm" svg:y1="1.828cm" svg:x2="2.876cm" svg:y2="1.226cm"><text:p/></draw:line><draw:line draw:style-name="gr54" draw:text-style-name="P51" svg:x1="2.286cm" svg:y1="1.818cm" svg:x2="2.286cm" svg:y2="0.062cm"><text:p/></draw:line><draw:line draw:style-name="gr55" draw:text-style-name="P51" svg:x1="3.443cm" svg:y1="1.232cm" svg:x2="2.256cm" svg:y2="1.226cm"><text:p/></draw:line></draw:g></draw:g></text:p>
                </text:list-item>
              </text:list>
            </text:list-item>
          </text:list>
          <text:p text:style-name="P8"/>
          <text:p text:style-name="P8"/>
          <text:p text:style-name="P8"/>
        </text:section>
        <text:list xml:id="list162404470139522" text:continue-list="list162404988753328" text:style-name="_5f_Numérotation_20_des_20_exercices_20_livrets">
          <text:list-item>
            <text:list>
              <text:list-item>
                <text:p text:style-name="P19"><text:span text:style-name="_5f_pointillés_20_gris"><text:span text:style-name="T4">………………………………………………………………</text:span></text:span></text:p>
              </text:list-item>
            </text:list>
          </text:list-item>
        </text:list>
        <text:p text:style-name="P9"><text:span text:style-name="_5f_pointillés_20_gris"><text:span text:style-name="T4">………………………………………………………………….</text:span></text:span></text:p>
        <text:p text:style-name="P9"><text:span text:style-name="_5f_pointillés_20_gris"><text:span text:style-name="T4">………………………………………………………………….</text:span></text:span></text:p>
        <text:p text:style-name="P9"><text:span text:style-name="_5f_pointillés_20_gris"><text:span text:style-name="T4">………………………………………………………………….</text:span></text:span></text:p>
        <text:p text:style-name="P9"><text:span text:style-name="_5f_pointillés_20_gris"><text:span text:style-name="T4">………………………………………………………………….</text:span></text:span></text:p>
        <text:list xml:id="list162405662644942" text:continue-numbering="true" text:style-name="_5f_Numérotation_20_des_20_exercices_20_livrets">
          <text:list-item>
            <text:list>
              <text:list-item>
                <text:p text:style-name="P28"><text:span text:style-name="_5f_pointillés_20_gris">……………………………………………………………...</text:span></text:p>
              </text:list-item>
            </text:list>
          </text:list-item>
        </text:list>
        <text:p text:style-name="P9"><text:span text:style-name="_5f_pointillés_20_gris"><text:span text:style-name="T4">………………………………………………………………….</text:span></text:span></text:p>
        <text:p text:style-name="P9"><text:span text:style-name="_5f_pointillés_20_gris"><text:span text:style-name="T4">………………………………………………………………….</text:span></text:span></text:p>
        <text:p text:style-name="P9"><text:span text:style-name="_5f_pointillés_20_gris"><text:span text:style-name="T4">………………………………………………………………….</text:span></text:span></text:p>
        <text:p text:style-name="P9"><text:span text:style-name="_5f_pointillés_20_gris"><text:span text:style-name="T4">………………………………………………………………….</text:span></text:span></text:p>
        <text:list xml:id="list162404595017708" text:continue-numbering="true" text:style-name="_5f_Numérotation_20_des_20_exercices_20_livrets">
          <text:list-item>
            <text:h text:style-name="P31" text:outline-level="1">Dans un jardin, on dessine un parterre circu­laire de diamètre 10 m. </text:h>
            <text:list>
              <text:list-header>
                <text:p text:style-name="P29">On souhaite planter, à l’intérieur de ce <text:span text:style-name="T20">parterre circulaire </text:span>des tulipes à 30 cm du bord, espacées <text:span text:style-name="T20">entre elle</text:span>s de 30 cm ou plus. Combien peut-on en planter, au maximum ?</text:p>
              </text:list-header>
            </text:list>
          </text:list-item>
        </text:list>
        <text:p text:style-name="P17"><text:span text:style-name="_5f_pointillés_20_gris"><text:span text:style-name="T5">…………………………………………………………………</text:span></text:span></text:p>
        <text:p text:style-name="P17"><text:span text:style-name="_5f_pointillés_20_gris"><text:span text:style-name="T5">…………………………………………………………………</text:span></text:span></text:p>
        <text:p text:style-name="P17"><text:span text:style-name="_5f_pointillés_20_gris"><text:span text:style-name="T5">…………………………………………………………………</text:span></text:span></text:p>
        <text:p text:style-name="P17"><text:span text:style-name="_5f_pointillés_20_gris"><text:span text:style-name="T5">…………………………………………………………………</text:span></text:span></text:p>
        <text:p text:style-name="P17"><text:span text:style-name="_5f_pointillés_20_gris"><text:span text:style-name="T5">…………………………………………………………………</text:span></text:span></text:p>
        <text:p text:style-name="P17"><text:span text:style-name="_5f_pointillés_20_gris"><text:span text:style-name="T5">…………………………………………………………………</text:span></text:span></text:p>
        <text:p text:style-name="P17"><text:span text:style-name="_5f_pointillés_20_gris"><text:span text:style-name="T5">…………………………………………………………………</text:span></text:span></text:p>
        <text:p text:style-name="P17"><text:span text:style-name="_5f_pointillés_20_gris"><text:span text:style-name="T5">…………………………………………………………………</text:span></text:span></text:p>
        <text:p text:style-name="P17"><text:span text:style-name="_5f_pointillés_20_gris"><text:span text:style-name="T5">………………………………………………………………</text:span></text:span>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 PL KaitiM GB" svg:font-family="'AR PL KaitiM GB'" style:font-family-generic="system" style:font-pitch="variable"/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Bold Oblique" style:font-family-generic="swiss" style:font-pitch="variable"/>
    <style:font-face style:name="Bitstream Vera Sans2" svg:font-family="'Bitstream Vera Sans'" style:font-adornments="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4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family-generic="system" style:font-pitch="variable"/>
    <style:font-face style:name="MS Gothic" svg:font-family="'MS Gothic'" style:font-pitch="variable"/>
    <style:font-face style:name="MS Gothic1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pitch="variable"/>
    <style:font-face style:name="OpenSymbol1" svg:font-family="OpenSymbol" style:font-pitch="variable" style:font-charset="x-symbol"/>
    <style:font-face style:name="SimSun" svg:font-family="SimSun" style:font-pitch="variable"/>
    <style:font-face style:name="SimSun1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Italique" style:font-family-generic="roman" style:font-pitch="variable"/>
    <style:font-face style:name="Times New Roman3" svg:font-family="'Times New Roman'" style:font-adornments="Regular" style:font-family-generic="roman" style:font-pitch="variable"/>
  </office:font-face-decls>
  <office:styles>
    <draw:marker draw:name="Arrow_20_concave" draw:display-name="Arrow concave" svg:viewBox="0 0 1131 1580" svg:d="M1013 1491l118 89-567-1580-564 1580 114-85 136-68 148-46 161-17 161 13 153 46z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4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4" fo:font-family="'Bitstream Vera Sans'" style:font-style-name="Roman" style:font-family-generic="swiss" style:font-pitch="variable" fo:font-size="9pt"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2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/>
    <style:style style:name="Table_20_index_20_1" style:display-name="Table index 1" style:family="paragraph" style:parent-style-name="Index" style:class="index"/>
    <style:style style:name="Illustration_20_Index_20_1" style:display-name="Illustration Index 1" style:family="paragraph" style:parent-style-name="Index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Index_20_Heading" style:display-name="Index Heading" style:family="paragraph" style:parent-style-name="Heading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/>
    <style:style style:name="Numbering_20_1_20_Start" style:display-name="Numbering 1 Start" style:family="paragraph" style:parent-style-name="List" style:class="list"/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Illustration_20_Index_20_Heading" style:display-name="Illustration Index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 style:writing-mode="lr-tb">
        <style:tab-stops>
          <style:tab-stop style:position="9.4cm" style:type="right" style:leader-style="dotted" style:leader-text="."/>
        </style:tab-stops>
      </style:paragraph-properties>
      <style:text-properties fo:color="#000000" loext:opacity="100%" style:font-name="Bitstream Vera Sans4" fo:font-family="'Bitstream Vera Sans'" style:font-style-name="Roman" style:font-family-generic="swiss" style:font-pitch="variable" fo:font-size="10pt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Paragraphe_20_livret_20_" style:display-name="_Paragraphe livret " style:family="paragraph" style:parent-style-name="_5f_Titre_20_d_27_exercices_20_livret_20_avec_20_num_20_exo" style:default-outline-level="" style:list-style-name="" style:master-page-name="">
      <style:paragraph-properties fo:margin-top="0.101cm" fo:margin-bottom="0.101cm" style:contextual-spacing="false" fo:text-align="start" style:justify-single-word="false" style:page-number="auto"/>
      <style:text-properties fo:color="#000000" loext:opacity="100%" fo:font-style="normal" fo:font-weight="normal"/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_5f_Titre_20_d_27_exercices_20_livret_20_avec_20_num_20_exo" style:display-name="_Titre d'exercices livret avec num exo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start" style:justify-single-word="false" style:page-number="auto" style:shadow="none" style:writing-mode="lr-tb">
        <style:tab-stops/>
      </style:paragraph-properties>
      <style:text-properties fo:color="#b38d19" loext:opacity="100%" style:font-name="Bitstream Vera Sans3" fo:font-family="'Bitstream Vera Sans'" style:font-style-name="Oblique" style:font-family-generic="swiss" style:font-pitch="variable" fo:font-size="10pt" fo:font-style="normal" fo:font-weight="bold"/>
    </style:style>
    <style:style style:name="_5f_Titre_20_d_27_exercices_20_livret_20_sans_20_titre_20_avec_20_num_20_exo" style:display-name="_Titre d'exercices livret sans titre avec num exo" style:family="paragraph" style:parent-style-name="_5f_Titre_20_d_27_exercices_20_livret_20_avec_20_num_20_exo">
      <style:text-properties fo:color="#000000" loext:opacity="100%" fo:font-style="normal" fo:font-weight="normal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4" fo:font-family="'Bitstream Vera Sans'" style:font-style-name="Roman" style:font-family-generic="swiss" style:font-pitch="variable" fo:font-size="11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Titre_20_grisé" style:display-name="_Titre grisé" style:family="paragraph" style:parent-style-name="Heading" style:class="text" style:master-page-name="">
      <style:paragraph-properties fo:margin-top="0.499cm" fo:margin-bottom="0.4cm" style:contextual-spacing="false" style:page-number="auto"/>
    </style:style>
    <style:style style:name="_5f_Paragraphe_20_énoncé_20_après_20_numéro_20_question" style:display-name="_Paragraphe énoncé après numéro question" style:family="paragraph" style:parent-style-name="Standard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_5f_Header_20_page_20_paire_20__28_G_29_" style:display-name="_Header page paire (G)" style:family="paragraph" style:parent-style-name="Header" style:master-page-name="">
      <loext:graphic-properties draw:fill="none" draw:fill-color="#ffe5b2"/>
      <style:paragraph-properties fo:text-align="center" style:justify-single-word="false" style:page-number="auto" fo:background-color="transparent" fo:padding="0.019cm" fo:border="none" style:shadow="none" style:join-border="false"/>
      <style:text-properties fo:font-variant="small-caps" fo:color="#7fb241" loext:opacity="100%" style:font-name="Bitstream Vera Sans1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_20_réponse_20_élève_20_livret" style:display-name="_paragraphe réponse élève livret" style:family="paragraph" style:parent-style-name="_5f_Titre_20_d_27_exercices_20_livret_20_avec_20_num_20_exo" style:master-page-name="">
      <style:paragraph-properties fo:margin-top="0cm" fo:margin-bottom="0cm" style:contextual-spacing="false" style:line-height-at-least="0.6cm" style:page-number="auto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programme" style:family="paragraph" style:parent-style-name="_5f_Paragraphe_20_livret_20_réponse_20_élève" style:list-style-name="Num_5f_Exo">
      <loext:graphic-properties draw:fill="solid" draw:fill-color="#fcf7ed" draw:opacity="100%" draw:fill-image-width="0cm" draw:fill-image-height="0cm"/>
      <style:paragraph-properties fo:margin-top="0cm" fo:margin-bottom="0cm" style:contextual-spacing="false" fo:line-height="100%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_5f_Header_20_page_20_impaire_20__28_D_29_" style:display-name="_Header page impaire (D)" style:family="paragraph" style:parent-style-name="Header">
      <style:paragraph-properties fo:text-align="center" style:justify-single-word="false"/>
      <style:text-properties fo:font-variant="small-caps" fo:color="#7fb241" loext:opacity="100%" fo:font-size="16pt" fo:font-weight="bold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808080" loext:opacity="100%" style:font-name="Bitstream Vera Sans" fo:font-family="'Bitstream Vera Sans'" style:font-family-generic="swiss" style:font-pitch="variable" fo:font-size="11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Consigne_20_d_27_exercice_20_livret" style:display-name="_Consigne d'exercice livret" style:family="paragraph" style:parent-style-name="_5f_Titre_20_d_27_exercices_20_livret_20_avec_20_num_20_exo">
      <style:text-properties style:use-window-font-color="true" loext:opacity="0%" fo:font-style="normal" fo:font-weight="normal"/>
    </style:style>
    <style:style style:name="_5f_paragraphre_20_fiche_20__20_livret" style:display-name="_paragraphre fiche  livret" style:family="paragraph" style:parent-style-name="_5f_Titre_20_d_27_exercices_20_livret_20_avec_20_num_20_exo" style:master-page-name="">
      <loext:graphic-properties draw:fill="none" draw:fill-color="#99ccff"/>
      <style:paragraph-properties fo:margin-top="0.199cm" fo:margin-bottom="0.199cm" style:contextual-spacing="false" style:page-number="auto" fo:background-color="transparent">
        <style:tab-stops/>
      </style:paragraph-properties>
      <style:text-properties fo:font-style="normal"/>
    </style:style>
    <style:style style:name="_5f_Paragraphe_20_énoncé_20_après_20_numéro_20_question_20_abc" style:display-name="_Paragraphe énoncé après numéro question abc" style:family="paragraph" style:parent-style-name="_5f_Paragraphe_20_énoncé_20_après_20_numéro_20_question"/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traine-toi" style:family="text">
      <style:text-properties fo:color="#808080" loext:opacity="100%" style:text-outline="false" style:font-name="Britannic Bold" fo:font-family="'Britannic Bold'" style:font-style-name="Gras" style:font-family-generic="swiss" style:font-pitch="variable" fo:font-size="13pt" fo:font-style="normal" fo:font-weight="normal" officeooo:rsid="0019262b" fo:background-color="transparent" style:font-size-asian="10.5pt"/>
    </style:style>
    <style:style style:name="Enonce_5f_Niv2" style:display-name="Enonce_Niv2" style:family="text">
      <style:text-properties fo:color="#0066ff" loext:opacity="100%" style:font-name="Bitstream Vera Sans2" fo:font-family="'Bitstream Vera Sans'" style:font-style-name="Gras" style:font-family-generic="swiss" style:font-pitch="variable" fo:font-size="9pt" fo:font-weight="bold" officeooo:rsid="0019262b" fo:background-color="transparent" style:font-size-asian="10.5pt" loext:padding-left="0.079cm" loext:padding-right="0.101cm" loext:padding-top="0cm" loext:padding-bottom="0cm" loext:border="none" loext:shadow="none"/>
    </style:style>
    <style:style style:name="_5f_Numéros_20_second_20_de_20_s_27_entraîner" style:display-name="_Numéros second de s'entraîner" style:family="text">
      <style:text-properties fo:color="#000000" loext:opacity="100%" fo:font-size="9pt" fo:text-shadow="none" fo:background-color="transparent"/>
    </style:style>
    <style:style style:name="corps" style:family="text">
      <style:text-properties style:font-name="Bitstream Vera Sans4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2b2b2" loext:opacity="100%" style:font-name="Bitstream Vera Sans3" fo:font-family="'Bitstream Vera Sans'" style:font-style-name="Oblique" style:font-family-generic="swiss" style:font-pitch="variable" fo:font-size="10pt" fo:font-style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_5f_Numéros_20_exercices_20_livret" style:display-name="_Numéros exercices livret" style:family="text">
      <style:text-properties fo:color="#ffffff" loext:opacity="100%" style:font-name="Bitstream Vera Sans2" fo:font-family="'Bitstream Vera Sans'" style:font-style-name="Gras" style:font-family-generic="swiss" style:font-pitch="variable" fo:font-size="10pt" fo:font-style="normal" fo:font-weight="bold" fo:background-color="#e8c32a" loext:shadow="#b38d19 -0.101cm -0.101cm"/>
    </style:style>
    <style:style style:name="_5f_Numéros_20_second_20_exercice_20_livret" style:display-name="_Numéros second exercice livret" style:family="text" style:parent-style-name="_5f_Numéros_20_exercices_20_livret">
      <style:text-properties fo:color="#b38d19" loext:opacity="100%" fo:font-style="normal" fo:font-weight="bold" fo:background-color="transparent" loext:shadow="none"/>
    </style:style>
    <style:style style:name="_5f_Symbole" style:display-name="_Symbole" style:family="text" style:parent-style-name="_5f_BVS">
      <style:text-properties fo:color="#000000" loext:opacity="100%" style:font-name="OpenSymbol1" fo:font-family="OpenSymbol" style:font-pitch="variable" style:font-charset="x-symbol" fo:font-size="10pt" fo:font-style="normal" fo:background-color="transparent" style:font-name-asian="OpenSymbol1" style:font-family-asian="OpenSymbol" style:font-pitch-asian="variable" style:font-charset-asian="x-symbol" style:font-size-asian="12pt" style:font-style-asian="italic" style:font-name-complex="OpenSymbol1" style:font-family-complex="OpenSymbol" style:font-pitch-complex="variable" style:font-charset-complex="x-symbol" style:font-size-complex="12pt" style:font-style-complex="italic"/>
    </style:style>
    <style:style style:name="_5f_opensymbol" style:display-name="_opensymbol" style:family="text">
      <style:text-properties style:font-name="OpenSymbol1" fo:font-family="OpenSymbol" style:font-pitch="variable" style:font-charset="x-symbol" fo:font-size="10pt" fo:font-style="normal"/>
    </style:style>
    <style:style style:name="_5f_livret" style:display-name="_livret" style:family="text">
      <style:text-properties style:font-name="Bitstream Vera Sans3" fo:font-family="'Bitstream Vera Sans'" style:font-style-name="Oblique" style:font-family-generic="swiss" style:font-pitch="variable" fo:font-size="10pt" fo:font-style="normal"/>
    </style:style>
    <style:style style:name="_5f_livret_5f_Math_5f_droit" style:display-name="_livret_Math_droit" style:family="text" style:parent-style-name="_5f_livret">
      <style:text-properties style:font-name="Times New Roman3" fo:font-family="'Times New Roman'" style:font-style-name="Regular" style:font-family-generic="roman" style:font-pitch="variable" fo:font-size="11pt"/>
    </style:style>
    <style:style style:name="_5f_livret_5f_Math_5f_italique" style:display-name="_livret_Math_italique" style:family="text" style:parent-style-name="_5f_livret">
      <style:text-properties style:font-name="Times New Roman2" fo:font-family="'Times New Roman'" style:font-style-name="Italique" style:font-family-generic="roman" style:font-pitch="variable" fo:font-size="11pt" fo:font-style="italic"/>
    </style:style>
    <style:style style:name="Character_5f_20_5f_style" style:display-name="Character_20_style" style:family="text"/>
    <style:style style:name="_2d__20_Numeros_20_de_20_s_27_entrainer_20_et_20_approfondir_20_-_20_niv_20_2" style:display-name="- Numeros de s'entrainer et approfondir - niv 2" style:family="text">
      <style:text-properties fo:color="#ffffff" loext:opacity="100%" fo:background-color="#f39f3d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lio" style:family="graphic" style:parent-style-name="Frame">
      <style:graphic-properties svg:width="0.34cm" fo:min-height="0.34cm" text:anchor-type="paragraph" svg:x="15.901cm" svg:y="23.58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draw:opacity="0%" fo:padding="0cm" fo:border="none" style:shadow="none" draw:shadow-opacity="100%"/>
    </style:style>
    <style:style style:name="formule0" style:family="graphic" style:parent-style-name="Formula">
      <style:graphic-properties svg:width="0.691cm" svg:height="0.81cm" text:anchor-type="as-char" svg:x="0cm" svg:y="-0.513cm" fo:margin-left="0cm" fo:margin-right="0.101cm" style:vertical-pos="middle" style:vertical-rel="text" style:horizontal-pos="from-left" style:horizontal-rel="paragraph-content" fo:background-color="transparent" draw:fill="none" draw:fill-color="#729fcf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e_5f_abc" style:display-name="liste_abc">
      <text:list-level-style-number text:level="1" text:style-name="Enonce_5f_Niv2" loext:num-list-format="%1%.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2" text:style-name="Enonce_5f_Niv2" loext:num-list-format="%2%.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Character_5f_20_5f_style" loext:num-list-format="%3%.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4" text:style-name="Character_5f_20_5f_style" loext:num-list-format="%4%.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5" text:style-name="Character_5f_20_5f_style" loext:num-list-format="%5%.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6" text:style-name="Character_5f_20_5f_style" loext:num-list-format="%6%.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7" text:style-name="Character_5f_20_5f_style" loext:num-list-format="%7%.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8" text:style-name="Character_5f_20_5f_style" loext:num-list-format="%8%.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9" text:style-name="Character_5f_20_5f_style" loext:num-list-format="%9%.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10" text:style-name="Character_5f_20_5f_style" loext:num-list-format="%10%.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_5f_Numéros_20_exercices_20_livret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_20_livrets" style:display-name="_Numérotation des exercices livrets">
      <text:list-level-style-number text:level="1" text:style-name="_5f_Numéros_20_exercices_20_livret" loext:num-list-format="  %1% " style:num-prefix="  " style:num-suffix=" " style:num-format="1">
        <style:list-level-properties text:min-label-distance="0.199cm"/>
      </text:list-level-style-number>
      <text:list-level-style-number text:level="2" text:style-name="_5f_Numéros_20_second_20_exercice_20_livret" loext:num-list-format="%2%." style:num-suffix="." style:num-format="a">
        <style:list-level-properties text:min-label-distance="0.15cm" fo:text-align="end"/>
      </text:list-level-style-number>
      <text:list-level-style-bullet text:level="3" text:style-name="Character_5f_20_5f_style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_20_livrets_20_bis" style:display-name="_Numérotation des exercices livrets bis">
      <text:list-level-style-number text:level="1" text:style-name="Character_5f_20_5f_style" loext:num-list-format=" %1% " style:num-prefix=" " style:num-suffix=" " style:num-format="1" text:start-value="2">
        <style:list-level-properties text:min-label-distance="0.25cm" fo:text-align="center"/>
      </text:list-level-style-number>
      <text:list-level-style-number text:level="2" text:style-name="_5f_Numéros_20_second_20_exercice_20_livret" loext:num-list-format="%2%." style:num-suffix="." style:num-format="a" text:start-value="2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9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solid" draw:fill-color="#7fb241"/>
    </style:style>
    <style:style style:name="MP2" style:family="paragraph">
      <style:paragraph-properties fo:text-align="center"/>
    </style:style>
    <style:style style:name="MP3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Bitstream Vera Sans" fo:font-size="16pt" fo:font-weight="bold" style:font-size-asian="16pt" style:font-weight-asian="bold" style:font-size-complex="16pt" style:font-weight-complex="bold"/>
    </style:style>
    <style:style style:name="MP4" style:family="paragraph">
      <loext:graphic-properties draw:fill-color="#2a6099"/>
      <style:paragraph-properties fo:text-align="center"/>
    </style:style>
    <style:style style:name="MP5" style:family="paragraph" style:parent-style-name="_5f_Footer_20_page_20_paire_20__28_G_29_">
      <style:text-properties officeooo:paragraph-rsid="02cdb06c"/>
    </style:style>
    <style:style style:name="MP6" style:family="paragraph" style:parent-style-name="_5f_Header_20_page_20_paire_20__28_G_29_">
      <style:paragraph-properties fo:text-align="start" style:justify-single-word="false"/>
    </style:style>
    <style:style style:name="MP7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4" fo:font-size="11pt" fo:font-style="normal" fo:font-weight="bold" officeooo:rsid="01f05ba6" officeooo:paragraph-rsid="02f108f7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8" style:family="paragraph" style:parent-style-name="_5f_Header_20_page_20_paire_20__28_G_29_">
      <style:paragraph-properties fo:text-align="start" style:justify-single-word="false"/>
      <style:text-properties officeooo:paragraph-rsid="0178baa2"/>
    </style:style>
    <style:style style:name="MP9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4" fo:font-size="11pt" fo:font-style="normal" fo:font-weight="bold" officeooo:rsid="01f05ba6" officeooo:paragraph-rsid="0178baa2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0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1" style:family="text">
      <style:text-properties fo:color="#ffffff" loext:opacity="100%" style:font-name="Bitstream Vera Sans" fo:font-size="16pt" fo:font-weight="bold" style:font-size-asian="16pt" style:font-weight-asian="bold" style:font-size-complex="16pt" style:font-weight-complex="bold"/>
    </style:style>
    <style:style style:name="MT2" style:family="text">
      <style:text-properties officeooo:rsid="0178baa2"/>
    </style:style>
    <style:style style:name="Mgr1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8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none" svg:stroke-color="#000000" draw:fill="none" draw:fill-color="#ffffff" fo:min-height="0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 style:page-usage="right">
      <style:page-layout-properties fo:page-width="19.5cm" fo:page-height="27cm" style:num-format="1" style:print-orientation="portrait" fo:margin-top="0.801cm" fo:margin-bottom="0.80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>
          <style:column-sep style:width="0.009cm" style:color="#004586" style:height="100%" style:style="dotted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4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8" draw:style-name="Mdp2"/>
    <style:master-page style:name="Landscape" style:page-layout-name="Mpm9" draw:style-name="Mdp2"/>
    <style:master-page style:name="blanche" style:page-layout-name="Mpm10" draw:style-name="Mdp2" style:next-style-name="Left_20_Page"/>
    <style:master-page style:name="_5f_Fiche_20_éditeur_20__28_une_20_colonne_29__20_impaire_20__28_D_29_" style:display-name="_Fiche éditeur (une colonne) impaire (D)" style:page-layout-name="Mpm11" draw:style-name="Mdp2">
      <style:header>
        <text:p text:style-name="_5f_Header_20_page_20_impaire_20__28_D_29_"><draw:path text:anchor-type="paragraph" draw:z-index="5" draw:name="Shape1_5" draw:style-name="Mgr1" draw:text-style-name="MP1" svg:width="4.329cm" svg:height="2.24cm" svg:x="-2.799cm" svg:y="-0.8cm" svg:viewBox="0 0 4330 2241" svg:d="M0 2241l3984-288c209-15 363-168 345-342l-170-1611h-4159z"><text:p/></draw:path><draw:frame text:anchor-type="paragraph" draw:z-index="6" draw:name="Shape2_2" draw:style-name="Mgr2" draw:text-style-name="MP3" svg:width="2.435cm" svg:height="0.839cm" draw:transform="rotate (0.0877900613753148) translate (-0.34925cm 0.506236111111111cm)"><draw:text-box><text:p text:style-name="MP2"><text:span text:style-name="MT1">Série 1</text:span></text:p></draw:text-box></draw:frame><draw:line text:anchor-type="paragraph" draw:z-index="7" draw:name="Shape3_2" draw:style-name="Mgr3" draw:text-style-name="MP4" svg:x1="16.572cm" svg:y1="0.36cm" svg:x2="20.495cm" svg:y2="0.344cm"><text:p/></draw:line><text:s/>: <text:s/></text:p>
      </style:header>
      <style:footer>
        <text:h text:style-name="MP5" text:outline-level="1"><text:s/>: </text:h>
      </style:footer>
    </style:master-page>
    <style:master-page style:name="_5f_Fiche_20_éditeur_20__28_une_20_colonne_29__20_paire_20__28_G_29_" style:display-name="_Fiche éditeur (une colonne) paire (G)" style:page-layout-name="Mpm12" draw:style-name="Mdp2" style:next-style-name="_5f_Fiche_20_éditeur_20__28_une_20_colonne_29__20_impaire_20__28_D_29_">
      <style:header>
        <text:p text:style-name="_5f_Header_20_page_20_paire_20__28_G_29_"><draw:path text:anchor-type="paragraph" draw:z-index="2" draw:name="Shape1_1" draw:style-name="Mgr1" draw:text-style-name="MP1" svg:width="4.329cm" svg:height="2.24cm" svg:x="-1.499cm" svg:y="-1.198cm" svg:viewBox="0 0 4330 2241" svg:d="M0 2241l3984-288c209-15 363-168 345-342l-170-1611h-4159z"><text:p/></draw:path><draw:frame text:anchor-type="paragraph" draw:z-index="3" draw:name="Shape2_3" draw:style-name="Mgr4" draw:text-style-name="MP3" svg:width="3.857cm" svg:height="0.798cm" draw:transform="rotate (0.0872664625997165) translate (-1.18004166666667cm 0.647347222222222cm)"><draw:text-box><text:p text:style-name="MP2"><text:span text:style-name="MT1">Série 1</text:span></text:p></draw:text-box></draw:frame><draw:line text:anchor-type="paragraph" draw:z-index="4" draw:name="Shape3_3" draw:style-name="Mgr3" draw:text-style-name="MP4" svg:x1="16.572cm" svg:y1="0.36cm" svg:x2="20.495cm" svg:y2="0.344cm"><text:p/></draw:line><text:s/>: </text:p>
      </style:header>
      <style:footer>
        <text:h text:style-name="_5f_Footer_20_page_20_paire_20__28_G_29_" text:outline-level="1"><text:s/>: </text:h>
      </style:footer>
    </style:master-page>
    <style:master-page style:name="_5f_Fiche_20_éditeur_20_page_20_paire_20__28_G_29_" style:display-name="_Fiche éditeur page paire (G)" style:page-layout-name="Mpm13" draw:style-name="Mdp2" style:next-style-name="_5f_Fiche_20_éditeur_20_page_20_impaire_20__28_D_29_">
      <style:header>
        <text:p text:style-name="MP6"><text:s text:c="15"/><text:span text:style-name="MT2">Périmètres </text:span>: <text:span text:style-name="MT2">Problèmes</text:span> </text:p>
      </style:header>
      <style:footer>
        <text:h text:style-name="MP7" text:outline-level="1"/>
      </style:footer>
    </style:master-page>
    <style:master-page style:name="_5f_Fiche_20_éditeur_20_page_20_impaire_20__28_D_29_" style:display-name="_Fiche éditeur page impaire (D)" style:page-layout-name="Mpm14" draw:style-name="Mdp2" style:next-style-name="_5f_Fiche_20_éditeur_20_page_20_paire_20__28_G_29_">
      <style:header>
        <text:p text:style-name="MP8"><text:span text:style-name="MT2"><text:s text:c="13"/>Périmètres </text:span>: <text:span text:style-name="MT2">Problèmes</text:span> </text:p>
      </style:header>
      <style:footer>
        <text:h text:style-name="MP9" text:outline-level="1"><text:span text:style-name="MT2">Périmètres</text:span> : <text:span text:style-name="MT2">Problèmes</text:span></text:h>
      </style:footer>
      <style:footer-left>
        <text:p text:style-name="MP10">Série 2 :<text:tab/> <text:s text:c="87"/>Chapitre G? : ...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6-07T07:09:18.291093663</meta:creation-date>
    <meta:editing-duration>PT8H47M15S</meta:editing-duration>
    <meta:editing-cycles>118</meta:editing-cycles>
    <meta:generator>LibreOffice/7.4.3.2$Windows_X86_64 LibreOffice_project/1048a8393ae2eeec98dff31b5c133c5f1d08b890</meta:generator>
    <dc:date>2024-11-12T16:24:03.085000000</dc:date>
    <meta:document-statistic meta:table-count="0" meta:image-count="0" meta:object-count="0" meta:page-count="3" meta:paragraph-count="53" meta:word-count="238" meta:character-count="1987" meta:non-whitespace-character-count="1666"/>
    <meta:template xlink:type="simple" xlink:actuate="onRequest" xlink:title="cahier_M" xlink:href="../cahier_M.ott" meta:date="2020-12-21T12:40:50.778118149"/>
  </office:meta>
</office:document-meta>
</file>